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49.1pt"/>
    </style:style>
    <style:style style:name="co5" style:family="table-column">
      <style:table-column-properties fo:break-before="auto" style:column-width="57.8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67.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8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1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7" office:value-type="string" calcext:value-type="string">
            <text:p>hairBlack</text:p>
          </table:table-cell>
          <table:table-cell table:style-name="ce10" office:value-type="string" calcext:value-type="string">
            <text:p>hairRed</text:p>
          </table:table-cell>
          <table:table-cell table:style-name="ce13" office:value-type="string" calcext:value-type="string">
            <text:p>hairAuburn</text:p>
          </table:table-cell>
          <table:table-cell table:style-name="ce16" office:value-type="string" calcext:value-type="string">
            <text:p>hairBrown</text:p>
          </table:table-cell>
          <table:table-cell table:style-name="ce19" office:value-type="string" calcext:value-type="string">
            <text:p>hairDarkBlond</text:p>
          </table:table-cell>
          <table:table-cell table:style-name="ce22" office:value-type="string" calcext:value-type="string">
            <text:p>hairBlond</text:p>
          </table:table-cell>
          <table:table-cell table:style-name="ce25" office:value-type="string" calcext:value-type="string">
            <text:p>eyeBlack</text:p>
          </table:table-cell>
          <table:table-cell table:style-name="ce10" office:value-type="string" calcext:value-type="string">
            <text:p>eyeBrown</text:p>
          </table:table-cell>
          <table:table-cell table:style-name="ce28" office:value-type="string" calcext:value-type="string">
            <text:p>eyeBlue</text:p>
          </table:table-cell>
          <table:table-cell table:style-name="ce31" office:value-type="string" calcext:value-type="string">
            <text:p>eyeGreen</text:p>
          </table:table-cell>
          <table:table-cell table:style-name="ce34" office:value-type="string" calcext:value-type="string">
            <text:p>hairStraight</text:p>
          </table:table-cell>
          <table:table-cell table:style-name="ce34" office:value-type="string" calcext:value-type="string">
            <text:p>hairWavy</text:p>
          </table:table-cell>
          <table:table-cell table:style-name="ce37" office:value-type="string" calcext:value-type="string">
            <text:p>hairCurly</text:p>
          </table:table-cell>
          <table:table-cell table:style-name="ce37" office:value-type="string" calcext:value-type="string">
            <text:p>hairAfro</text:p>
          </table:table-cell>
          <table:table-cell table:style-name="ce37" office:value-type="string" calcext:value-type="string">
            <text:p>hairAsian</text:p>
          </table:table-cell>
          <table:table-cell table:style-name="ce42" office:value-type="string" calcext:value-type="string">
            <text:p>skinColour</text:p>
          </table:table-cell>
          <table:table-cell table:style-name="ce42" office:value-type="string" calcext:value-type="string">
            <text:p>using</text:p>
          </table:table-cell>
          <table:table-cell table:style-name="ce42" office:value-type="string" calcext:value-type="string">
            <text:p>Args</text:p>
          </table:table-cell>
          <table:table-cell table:style-name="ce42" office:value-type="string" calcext:value-type="string">
            <text:p>Command</text:p>
          </table:table-cell>
          <table:table-cell table:style-name="ce4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aranis</text:p>
          </table:table-cell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" calcext:value-type="string">
            <text:p>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</text:p>
          </table:table-cell>
          <table:table-cell table:style-name="ce2" table:formula="of:=&quot;./combined_ethnicity.perl &quot;&amp;[.U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</text:p>
          </table:table-cell>
          <table:table-cell table:style-name="ce2" table:number-columns-repeated="3"/>
          <table:table-cell table:style-name="ce2" table:formula="of:=SUM([.N2:.R2])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latgalian</text:p>
          </table:table-cell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" calcext:value-type="string">
            <text:p>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</text:p>
          </table:table-cell>
          <table:table-cell table:style-name="ce2" table:formula="of:=&quot;./combined_ethnicity.perl &quot;&amp;[.U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" calcext:value-type="string">
            <text:p>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</text:p>
          </table:table-cell>
          <table:table-cell table:style-name="ce2" table:number-columns-repeated="3"/>
          <table:table-cell table:style-name="ce2" table:formula="of:=SUM([.N3:.R3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hungarian</text:p>
          </table:table-cell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beautyIn='beauty_advanced/alfoeld.txt' -height='MEDIUM' -hairBlack='20' -hairRed='1' -hairAuburn='3' -hairBrown='10' -hairDarkBlond='2' -hairBlond='1' -eyeBlack='10' -eyeBrown='2' -eyeBlue='2' -eyeGreen='2' -hairStraight='70' -hairWavy='20' -hairCurly='0' -hairAfro='0' -hairAsian='10' -skinColour='FairLight-Red' -using='hungarian'" calcext:value-type="string">
            <text:p>-in='advanced/alfoeld.txt' -beautyIn='beauty_advanced/alfoeld.txt' -height='MEDIUM' -hairBlack='20' -hairRed='1' -hairAuburn='3' -hairBrown='10' -hairDarkBlond='2' -hairBlond='1' -eyeBlack='10' -eyeBrown='2' -eyeBlue='2' -eyeGreen='2' -hairStraight='70' -hairWavy='20' -hairCurly='0' -hairAfro='0' -hairAsian='10' -skinColour='FairLight-Red' -using='hungarian'</text:p>
          </table:table-cell>
          <table:table-cell table:style-name="ce2" table:formula="of:=&quot;./combined_ethnicity.perl &quot;&amp;[.U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20' -hairRed='1' -hairAuburn='3' -hairBrown='10' -hairDarkBlond='2' -hairBlond='1' -eyeBlack='10' -eyeBrown='2' -eyeBlue='2' -eyeGreen='2' -hairStraight='70' -hairWavy='20' -hairCurly='0' -hairAfro='0' -hairAsian='10' -skinColour='FairLight-Red' -using='hungarian' &gt; ../common/ethnicities/01_alfoeld.txt;" calcext:value-type="string">
            <text:p>./combined_ethnicity.perl -in='advanced/alfoeld.txt' -beautyIn='beauty_advanced/alfoeld.txt' -height='MEDIUM' -hairBlack='20' -hairRed='1' -hairAuburn='3' -hairBrown='10' -hairDarkBlond='2' -hairBlond='1' -eyeBlack='10' -eyeBrown='2' -eyeBlue='2' -eyeGreen='2' -hairStraight='70' -hairWavy='20' -hairCurly='0' -hairAfro='0' -hairAsian='10' -skinColour='FairLight-Red' -using='hungarian' &gt; ../common/ethnicities/01_alfoeld.txt;</text:p>
          </table:table-cell>
          <table:table-cell table:style-name="ce2" table:number-columns-repeated="3"/>
          <table:table-cell table:style-name="ce2" table:formula="of:=SUM([.N4:.R4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" calcext:value-type="string">
            <text:p>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</text:p>
          </table:table-cell>
          <table:table-cell table:style-name="ce2" table:formula="of:=&quot;./combined_ethnicity.perl &quot;&amp;[.U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" calcext:value-type="string">
            <text:p>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</text:p>
          </table:table-cell>
          <table:table-cell table:style-name="ce2" table:number-columns-repeated="3"/>
          <table:table-cell table:style-name="ce2" table:formula="of:=SUM([.N5:.R5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" calcext:value-type="string">
            <text:p>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</text:p>
          </table:table-cell>
          <table:table-cell table:style-name="ce2" table:formula="of:=&quot;./combined_ethnicity.perl &quot;&amp;[.U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" calcext:value-type="string">
            <text:p>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</text:p>
          </table:table-cell>
          <table:table-cell table:style-name="ce2" table:number-columns-repeated="3"/>
          <table:table-cell table:style-name="ce2" table:formula="of:=SUM([.N6:.R6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english</text:p>
          </table:table-cell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" calcext:value-type="string">
            <text:p>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</text:p>
          </table:table-cell>
          <table:table-cell table:style-name="ce2" table:formula="of:=&quot;./combined_ethnicity.perl &quot;&amp;[.U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" calcext:value-type="string">
            <text:p>./combined_ethnicity.perl 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</text:p>
          </table:table-cell>
          <table:table-cell table:style-name="ce2" table:number-columns-repeated="3"/>
          <table:table-cell table:style-name="ce2" table:formula="of:=SUM([.N7:.R7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" calcext:value-type="string">
            <text:p>./combined_ethnicity.perl 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</text:p>
          </table:table-cell>
          <table:table-cell table:style-name="ce2" table:number-columns-repeated="3"/>
          <table:table-cell table:style-name="ce2" table:formula="of:=SUM([.N8:.R8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aoshima.txt</text:p>
          </table:table-cell>
          <table:table-cell table:style-name="ce3" office:value-type="string" calcext:value-type="string">
            <text:p>beauty_advanced/aoshi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" calcext:value-type="string">
            <text:p>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</text:p>
          </table:table-cell>
          <table:table-cell table:style-name="ce2" table:formula="of:=&quot;./combined_ethnicity.perl &quot;&amp;[.U9]&amp;&quot; &gt; ../common/ethnicities/01_&quot;&amp;SUBSTITUTE(SUBSTITUTE([.A9];&quot;/&quot;;&quot;_&quot;);&quot;advanced_&quot;;&quot;&quot;)&amp;&quot;;&quot;" office:value-type="string" office:string-value="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&gt; ../common/ethnicities/01_aoshima.txt;" calcext:value-type="string">
            <text:p>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&gt; ../common/ethnicities/01_aoshima.txt;</text:p>
          </table:table-cell>
          <table:table-cell table:style-name="ce2" table:number-columns-repeated="3"/>
          <table:table-cell table:style-name="ce2" table:formula="of:=SUM([.N9:.R9])" office:value-type="float" office:value="95" calcext:value-type="float">
            <text:p>95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arabian_veddo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yemeni</text:p>
          </table:table-cell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" calcext:value-type="string">
            <text:p>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</text:p>
          </table:table-cell>
          <table:table-cell table:style-name="ce2" table:formula="of:=&quot;./combined_ethnicity.perl &quot;&amp;[.U10]&amp;&quot; &gt; ../common/ethnicities/01_&quot;&amp;SUBSTITUTE(SUBSTITUTE([.A10];&quot;/&quot;;&quot;_&quot;);&quot;advanced_&quot;;&quot;&quot;)&amp;&quot;;&quot;" office:value-type="string" office:string-value="./combined_ethnicity.perl 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&gt; ../common/ethnicities/01_arabian_veddoid.txt;" calcext:value-type="string">
            <text:p>./combined_ethnicity.perl 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&gt; ../common/ethnicities/01_arabian_veddoid.txt;</text:p>
          </table:table-cell>
          <table:table-cell table:number-columns-repeated="3"/>
          <table:table-cell table:style-name="ce2" table:formula="of:=SUM([.N10:.R10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edouin</text:p>
          </table:table-cell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" calcext:value-type="string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</text:p>
          </table:table-cell>
          <table:table-cell table:style-name="ce2" table:formula="of:=&quot;./combined_ethnicity.perl &quot;&amp;[.U11]&amp;&quot; &gt; ../common/ethnicities/01_&quot;&amp;SUBSTITUTE(SUBSTITUTE([.A11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" calcext:value-type="string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</text:p>
          </table:table-cell>
          <table:table-cell table:style-name="ce2" table:number-columns-repeated="3"/>
          <table:table-cell table:style-name="ce2" table:formula="of:=SUM([.N11:.R11])" office:value-type="float" office:value="80" calcext:value-type="float">
            <text:p>8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turkish</text:p>
          </table:table-cell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</text:p>
          </table:table-cell>
          <table:table-cell table:style-name="ce2" table:formula="of:=&quot;./combined_ethnicity.perl &quot;&amp;[.U12]&amp;&quot; &gt; ../common/ethnicities/01_&quot;&amp;SUBSTITUTE(SUBSTITUTE([.A12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</text:p>
          </table:table-cell>
          <table:table-cell table:style-name="ce2" table:number-columns-repeated="3"/>
          <table:table-cell table:style-name="ce2" table:formula="of:=SUM([.N12:.R1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" calcext:value-type="string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</text:p>
          </table:table-cell>
          <table:table-cell table:style-name="ce2" table:formula="of:=&quot;./combined_ethnicity.perl &quot;&amp;[.U13]&amp;&quot; &gt; ../common/ethnicities/01_&quot;&amp;SUBSTITUTE(SUBSTITUTE([.A13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" calcext:value-type="string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</text:p>
          </table:table-cell>
          <table:table-cell table:style-name="ce2" table:number-columns-repeated="3"/>
          <table:table-cell table:style-name="ce2" table:formula="of:=SUM([.N13:.R13])" office:value-type="float" office:value="35" calcext:value-type="float">
            <text:p>3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" calcext:value-type="string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</text:p>
          </table:table-cell>
          <table:table-cell table:style-name="ce2" table:formula="of:=&quot;./combined_ethnicity.perl &quot;&amp;[.U14]&amp;&quot; &gt; ../common/ethnicities/01_&quot;&amp;SUBSTITUTE(SUBSTITUTE([.A14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" calcext:value-type="string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</text:p>
          </table:table-cell>
          <table:table-cell table:style-name="ce2" table:number-columns-repeated="3"/>
          <table:table-cell table:style-name="ce2" table:formula="of:=SUM([.N14:.R14])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assyrian</text:p>
          </table:table-cell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" calcext:value-type="string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</text:p>
          </table:table-cell>
          <table:table-cell table:style-name="ce2" table:formula="of:=&quot;./combined_ethnicity.perl &quot;&amp;[.U15]&amp;&quot; &gt; ../common/ethnicities/01_&quot;&amp;SUBSTITUTE(SUBSTITUTE([.A15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" calcext:value-type="string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</text:p>
          </table:table-cell>
          <table:table-cell table:style-name="ce2" table:number-columns-repeated="3"/>
          <table:table-cell table:style-name="ce2" table:formula="of:=SUM([.N15:.R15])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basque</text:p>
          </table:table-cell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" calcext:value-type="string">
            <text:p>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</text:p>
          </table:table-cell>
          <table:table-cell table:style-name="ce2" table:formula="of:=&quot;./combined_ethnicity.perl &quot;&amp;[.U16]&amp;&quot; &gt; ../common/ethnicities/01_&quot;&amp;SUBSTITUTE(SUBSTITUTE([.A16];&quot;/&quot;;&quot;_&quot;);&quot;advanced_&quot;;&quot;&quot;)&amp;&quot;;&quot;" office:value-type="string" office:string-value="./combined_ethnicity.perl 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" calcext:value-type="string">
            <text:p>./combined_ethnicity.perl 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</text:p>
          </table:table-cell>
          <table:table-cell table:style-name="ce2" table:number-columns-repeated="3"/>
          <table:table-cell table:style-name="ce2" table:formula="of:=SUM([.N16:.R16])"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29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basque</text:p>
          </table:table-cell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" calcext:value-type="string">
            <text:p>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</text:p>
          </table:table-cell>
          <table:table-cell table:style-name="ce2" table:formula="of:=&quot;./combined_ethnicity.perl &quot;&amp;[.U17]&amp;&quot; &gt; ../common/ethnicities/01_&quot;&amp;SUBSTITUTE(SUBSTITUTE([.A17];&quot;/&quot;;&quot;_&quot;);&quot;advanced_&quot;;&quot;&quot;)&amp;&quot;;&quot;" office:value-type="string" office:string-value="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" calcext:value-type="string">
            <text:p>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</text:p>
          </table:table-cell>
          <table:table-cell table:style-name="ce2" table:number-columns-repeated="3"/>
          <table:table-cell table:style-name="ce2" table:formula="of:=SUM([.N17:.R17])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aykal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Light-Yellow</text:p>
          </table:table-cell>
          <table:table-cell table:style-name="ce4" office:value-type="string" calcext:value-type="string">
            <text:p>jurchen</text:p>
          </table:table-cell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" calcext:value-type="string">
            <text:p>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</text:p>
          </table:table-cell>
          <table:table-cell table:style-name="ce2" table:formula="of:=&quot;./combined_ethnicity.perl &quot;&amp;[.U18]&amp;&quot; &gt; ../common/ethnicities/01_&quot;&amp;SUBSTITUTE(SUBSTITUTE([.A18];&quot;/&quot;;&quot;_&quot;);&quot;advanced_&quot;;&quot;&quot;)&amp;&quot;;&quot;" office:value-type="string" office:string-value="./combined_ethnicity.perl 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" calcext:value-type="string">
            <text:p>./combined_ethnicity.perl 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</text:p>
          </table:table-cell>
          <table:table-cell table:style-name="ce2" table:number-columns-repeated="3"/>
          <table:table-cell table:style-name="ce2" table:formula="of:=SUM([.N18:.R18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65" calcext:value-type="float">
            <text:p>65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aranis</text:p>
          </table:table-cell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" calcext:value-type="string">
            <text:p>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</text:p>
          </table:table-cell>
          <table:table-cell table:style-name="ce2" table:formula="of:=&quot;./combined_ethnicity.perl &quot;&amp;[.U19]&amp;&quot; &gt; ../common/ethnicities/01_&quot;&amp;SUBSTITUTE(SUBSTITUTE([.A19];&quot;/&quot;;&quot;_&quot;);&quot;advanced_&quot;;&quot;&quot;)&amp;&quot;;&quot;" office:value-type="string" office:string-value="./combined_ethnicity.perl 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" calcext:value-type="string">
            <text:p>./combined_ethnicity.perl 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</text:p>
          </table:table-cell>
          <table:table-cell table:style-name="ce2" table:number-columns-repeated="3"/>
          <table:table-cell table:style-name="ce2" table:formula="of:=SUM([.N19:.R19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e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castilian</text:p>
          </table:table-cell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erid.txt' -beautyIn='advanced/ber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castilian'" calcext:value-type="string">
            <text:p>-in='advanced/berid.txt' -beautyIn='advanced/ber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castilian'</text:p>
          </table:table-cell>
          <table:table-cell table:style-name="ce2" table:formula="of:=&quot;./combined_ethnicity.perl &quot;&amp;[.U20]&amp;&quot; &gt; ../common/ethnicities/01_&quot;&amp;SUBSTITUTE(SUBSTITUTE([.A20];&quot;/&quot;;&quot;_&quot;);&quot;advanced_&quot;;&quot;&quot;)&amp;&quot;;&quot;" office:value-type="string" office:string-value="./combined_ethnicity.perl -in='advanced/berid.txt' -beautyIn='advanced/ber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castilian' &gt; ../common/ethnicities/01_berid.txt;" calcext:value-type="string">
            <text:p>./combined_ethnicity.perl -in='advanced/berid.txt' -beautyIn='advanced/ber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castilian' &gt; ../common/ethnicities/01_berid.txt;</text:p>
          </table:table-cell>
          <table:table-cell table:number-columns-repeated="3"/>
          <table:table-cell table:style-name="ce2" table:formula="of:=SUM([.N20:.R20])"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obo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21]&amp;&quot; &gt; ../common/ethnicities/01_&quot;&amp;SUBSTITUTE(SUBSTITUTE([.A21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</text:p>
          </table:table-cell>
          <table:table-cell table:number-columns-repeated="3"/>
          <table:table-cell table:style-name="ce2" table:formula="of:=SUM([.N21:.R21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danish</text:p>
          </table:table-cell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" calcext:value-type="string">
            <text:p>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</text:p>
          </table:table-cell>
          <table:table-cell table:style-name="ce2" table:formula="of:=&quot;./combined_ethnicity.perl &quot;&amp;[.U22]&amp;&quot; &gt; ../common/ethnicities/01_&quot;&amp;SUBSTITUTE(SUBSTITUTE([.A22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</text:p>
          </table:table-cell>
          <table:table-cell table:style-name="ce2" table:number-columns-repeated="3"/>
          <table:table-cell table:style-name="ce2" table:formula="of:=SUM([.N22:.R2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runn.txt</text:p>
          </table:table-cell>
          <table:table-cell table:style-name="ce3" office:value-type="string" calcext:value-type="string">
            <text:p>beauty_advanced/brunn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5" office:value-type="float" office:value="35" calcext:value-type="float">
            <text:p>3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irish</text:p>
          </table:table-cell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" calcext:value-type="string">
            <text:p>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</text:p>
          </table:table-cell>
          <table:table-cell table:style-name="ce2" table:formula="of:=&quot;./combined_ethnicity.perl &quot;&amp;[.U23]&amp;&quot; &gt; ../common/ethnicities/01_&quot;&amp;SUBSTITUTE(SUBSTITUTE([.A23];&quot;/&quot;;&quot;_&quot;);&quot;advanced_&quot;;&quot;&quot;)&amp;&quot;;&quot;" office:value-type="string" office:string-value="./combined_ethnicity.perl 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 &gt; ../common/ethnicities/01_brunn.txt;" calcext:value-type="string">
            <text:p>./combined_ethnicity.perl 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 &gt; ../common/ethnicities/01_brunn.txt;</text:p>
          </table:table-cell>
          <table:table-cell table:style-name="ce2" table:number-columns-repeated="3"/>
          <table:table-cell table:style-name="ce2" table:formula="of:=SUM([.N23:.R23])" office:value-type="float" office:value="80" calcext:value-type="float">
            <text:p>8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nar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butr</text:p>
          </table:table-cell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" calcext:value-type="string">
            <text:p>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</text:p>
          </table:table-cell>
          <table:table-cell table:style-name="ce2" table:formula="of:=&quot;./combined_ethnicity.perl &quot;&amp;[.U24]&amp;&quot; &gt; ../common/ethnicities/01_&quot;&amp;SUBSTITUTE(SUBSTITUTE([.A24];&quot;/&quot;;&quot;_&quot;);&quot;advanced_&quot;;&quot;&quot;)&amp;&quot;;&quot;" office:value-type="string" office:string-value="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" calcext:value-type="string">
            <text:p>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</text:p>
          </table:table-cell>
          <table:table-cell table:style-name="ce2" table:number-columns-repeated="3"/>
          <table:table-cell table:style-name="ce2" table:formula="of:=SUM([.N24:.R24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" calcext:value-type="string">
            <text:p>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</text:p>
          </table:table-cell>
          <table:table-cell table:style-name="ce2" table:formula="of:=&quot;./combined_ethnicity.perl &quot;&amp;[.U25]&amp;&quot; &gt; ../common/ethnicities/01_&quot;&amp;SUBSTITUTE(SUBSTITUTE([.A25];&quot;/&quot;;&quot;_&quot;);&quot;advanced_&quot;;&quot;&quot;)&amp;&quot;;&quot;" office:value-type="string" office:string-value="./combined_ethnicity.perl 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" calcext:value-type="string">
            <text:p>./combined_ethnicity.perl 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</text:p>
          </table:table-cell>
          <table:table-cell table:style-name="ce2" table:number-columns-repeated="3"/>
          <table:table-cell table:style-name="ce2" table:formula="of:=SUM([.N25:.R25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samance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26]&amp;&quot; &gt; ../common/ethnicities/01_&quot;&amp;SUBSTITUTE(SUBSTITUTE([.A26];&quot;/&quot;;&quot;_&quot;);&quot;advanced_&quot;;&quot;&quot;)&amp;&quot;;&quot;" office:value-type="string" office:string-value="./combined_ethnicity.perl 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" calcext:value-type="string">
            <text:p>./combined_ethnicity.perl 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</text:p>
          </table:table-cell>
          <table:table-cell table:number-columns-repeated="3"/>
          <table:table-cell table:style-name="ce2" table:formula="of:=SUM([.N26:.R26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marathi</text:p>
          </table:table-cell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" calcext:value-type="string">
            <text:p>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</text:p>
          </table:table-cell>
          <table:table-cell table:style-name="ce2" table:formula="of:=&quot;./combined_ethnicity.perl &quot;&amp;[.U27]&amp;&quot; &gt; ../common/ethnicities/01_&quot;&amp;SUBSTITUTE(SUBSTITUTE([.A27];&quot;/&quot;;&quot;_&quot;);&quot;advanced_&quot;;&quot;&quot;)&amp;&quot;;&quot;" office:value-type="string" office:string-value="./combined_ethnicity.perl 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" calcext:value-type="string">
            <text:p>./combined_ethnicity.perl 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</text:p>
          </table:table-cell>
          <table:table-cell table:style-name="ce2" table:number-columns-repeated="3"/>
          <table:table-cell table:style-name="ce2" table:formula="of:=SUM([.N27:.R27])"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entral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28]&amp;&quot; &gt; ../common/ethnicities/01_&quot;&amp;SUBSTITUTE(SUBSTITUTE([.A28];&quot;/&quot;;&quot;_&quot;);&quot;advanced_&quot;;&quot;&quot;)&amp;&quot;;&quot;" office:value-type="string" office:string-value="./combined_ethnicity.perl 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" calcext:value-type="string">
            <text:p>./combined_ethnicity.perl 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</text:p>
          </table:table-cell>
          <table:table-cell table:number-columns-repeated="3"/>
          <table:table-cell table:style-name="ce2" table:formula="of:=SUM([.N28:.R28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ajik</text:p>
          </table:table-cell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" calcext:value-type="string">
            <text:p>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</text:p>
          </table:table-cell>
          <table:table-cell table:style-name="ce2" table:formula="of:=&quot;./combined_ethnicity.perl &quot;&amp;[.U29]&amp;&quot; &gt; ../common/ethnicities/01_&quot;&amp;SUBSTITUTE(SUBSTITUTE([.A29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" calcext:value-type="string">
            <text:p>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</text:p>
          </table:table-cell>
          <table:table-cell table:style-name="ce2" table:number-columns-repeated="3"/>
          <table:table-cell table:style-name="ce2" table:formula="of:=SUM([.N29:.R29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30]&amp;&quot; &gt; ../common/ethnicities/01_&quot;&amp;SUBSTITUTE(SUBSTITUTE([.A30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</text:p>
          </table:table-cell>
          <table:table-cell table:style-name="ce2" table:number-columns-repeated="3"/>
          <table:table-cell table:style-name="ce2" table:formula="of:=SUM([.N30:.R30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31]&amp;&quot; &gt; ../common/ethnicities/01_&quot;&amp;SUBSTITUTE(SUBSTITUTE([.A31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</text:p>
          </table:table-cell>
          <table:table-cell table:style-name="ce2" table:number-columns-repeated="3"/>
          <table:table-cell table:style-name="ce2" table:formula="of:=SUM([.N31:.R31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-Yellow</text:p>
          </table:table-cell>
          <table:table-cell table:style-name="ce4" office:value-type="string" calcext:value-type="string">
            <text:p>han</text:p>
          </table:table-cell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" calcext:value-type="string">
            <text:p>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</text:p>
          </table:table-cell>
          <table:table-cell table:style-name="ce2" table:formula="of:=&quot;./combined_ethnicity.perl &quot;&amp;[.U32]&amp;&quot; &gt; ../common/ethnicities/01_&quot;&amp;SUBSTITUTE(SUBSTITUTE([.A32];&quot;/&quot;;&quot;_&quot;);&quot;advanced_&quot;;&quot;&quot;)&amp;&quot;;&quot;" office:value-type="string" office:string-value="./combined_ethnicity.perl 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" calcext:value-type="string">
            <text:p>./combined_ethnicity.perl 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</text:p>
          </table:table-cell>
          <table:table-cell table:style-name="ce2" table:number-columns-repeated="3"/>
          <table:table-cell table:style-name="ce2" table:formula="of:=SUM([.N32:.R3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33]&amp;&quot; &gt; ../common/ethnicities/01_&quot;&amp;SUBSTITUTE(SUBSTITUTE([.A33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</text:p>
          </table:table-cell>
          <table:table-cell table:style-name="ce2" table:number-columns-repeated="3"/>
          <table:table-cell table:style-name="ce2" table:formula="of:=SUM([.N33:.R33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ongoles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" calcext:value-type="string">
            <text:p>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</text:p>
          </table:table-cell>
          <table:table-cell table:style-name="ce2" table:formula="of:=&quot;./combined_ethnicity.perl &quot;&amp;[.U34]&amp;&quot; &gt; ../common/ethnicities/01_&quot;&amp;SUBSTITUTE(SUBSTITUTE([.A34];&quot;/&quot;;&quot;_&quot;);&quot;advanced_&quot;;&quot;&quot;)&amp;&quot;;&quot;" office:value-type="string" office:string-value="./combined_ethnicity.perl 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" calcext:value-type="string">
            <text:p>./combined_ethnicity.perl 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</text:p>
          </table:table-cell>
          <table:table-cell table:number-columns-repeated="3"/>
          <table:table-cell table:style-name="ce2" table:formula="of:=SUM([.N34:.R34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ayakid.txt</text:p>
          </table:table-cell>
          <table:table-cell table:style-name="ce2" office:value-type="string" calcext:value-type="string">
            <text:p>beauty_advanced/dayak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" calcext:value-type="string">
            <text:p>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</text:p>
          </table:table-cell>
          <table:table-cell table:style-name="ce2" table:formula="of:=&quot;./combined_ethnicity.perl &quot;&amp;[.U35]&amp;&quot; &gt; ../common/ethnicities/01_&quot;&amp;SUBSTITUTE(SUBSTITUTE([.A35];&quot;/&quot;;&quot;_&quot;);&quot;advanced_&quot;;&quot;&quot;)&amp;&quot;;&quot;" office:value-type="string" office:string-value="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&gt; ../common/ethnicities/01_dayakid.txt;" calcext:value-type="string">
            <text:p>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&gt; ../common/ethnicities/01_dayakid.txt;</text:p>
          </table:table-cell>
          <table:table-cell table:style-name="ce2" table:number-columns-repeated="3"/>
          <table:table-cell table:style-name="ce2" table:formula="of:=SUM([.N35:.R35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deutero_malay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6]&amp;&quot; &gt; ../common/ethnicities/01_&quot;&amp;SUBSTITUTE(SUBSTITUTE([.A36];&quot;/&quot;;&quot;_&quot;);&quot;advanced_&quot;;&quot;&quot;)&amp;&quot;;&quot;" office:value-type="string" office:string-value="./combined_ethnicity.perl 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" calcext:value-type="string">
            <text:p>./combined_ethnicity.perl 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</text:p>
          </table:table-cell>
          <table:table-cell table:number-columns-repeated="3"/>
          <table:table-cell table:style-name="ce2" table:formula="of:=SUM([.N36:.R36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croatian</text:p>
          </table:table-cell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" calcext:value-type="string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</text:p>
          </table:table-cell>
          <table:table-cell table:style-name="ce2" table:formula="of:=&quot;./combined_ethnicity.perl &quot;&amp;[.U37]&amp;&quot; &gt; ../common/ethnicities/01_&quot;&amp;SUBSTITUTE(SUBSTITUTE([.A37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" calcext:value-type="string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</text:p>
          </table:table-cell>
          <table:table-cell table:style-name="ce2" table:number-columns-repeated="3"/>
          <table:table-cell table:style-name="ce2" table:formula="of:=SUM([.N37:.R37])" office:value-type="float" office:value="35" calcext:value-type="float">
            <text:p>35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dinka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38]&amp;&quot; &gt; ../common/ethnicities/01_&quot;&amp;SUBSTITUTE(SUBSTITUTE([.A38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</text:p>
          </table:table-cell>
          <table:table-cell table:number-columns-repeated="3"/>
          <table:table-cell table:style-name="ce2" table:formula="of:=SUM([.N38:.R38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marathi</text:p>
          </table:table-cell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INDIAN_BROAD' -using='marathi'" calcext:value-type="string">
            <text:p>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INDIAN_BROAD' -using='marathi'</text:p>
          </table:table-cell>
          <table:table-cell table:style-name="ce2" table:formula="of:=&quot;./combined_ethnicity.perl &quot;&amp;[.U39]&amp;&quot; &gt; ../common/ethnicities/01_&quot;&amp;SUBSTITUTE(SUBSTITUTE([.A39];&quot;/&quot;;&quot;_&quot;);&quot;advanced_&quot;;&quot;&quot;)&amp;&quot;;&quot;" office:value-type="string" office:string-value="./combined_ethnicity.perl 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INDIAN_BROAD' -using='marathi' &gt; ../common/ethnicities/01_east_brachid.txt;" calcext:value-type="string">
            <text:p>./combined_ethnicity.perl 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INDIAN_BROAD' -using='marathi' &gt; ../common/ethnicities/01_east_brachid.txt;</text:p>
          </table:table-cell>
          <table:table-cell table:style-name="ce2" table:number-columns-repeated="3"/>
          <table:table-cell table:style-name="ce2" table:formula="of:=SUM([.N39:.R39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ethiopian</text:p>
          </table:table-cell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" calcext:value-type="string">
            <text:p>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40]&amp;&quot; &gt; ../common/ethnicities/01_&quot;&amp;SUBSTITUTE(SUBSTITUTE([.A40];&quot;/&quot;;&quot;_&quot;);&quot;advanced_&quot;;&quot;&quot;)&amp;&quot;;&quot;" office:value-type="string" office:string-value="./combined_ethnicity.perl 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" calcext:value-type="string">
            <text:p>./combined_ethnicity.perl 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</text:p>
          </table:table-cell>
          <table:table-cell table:style-name="ce2" table:number-columns-repeated="3"/>
          <table:table-cell table:style-name="ce2" table:formula="of:=SUM([.N40:.R40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41]&amp;&quot; &gt; ../common/ethnicities/01_&quot;&amp;SUBSTITUTE(SUBSTITUTE([.A41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</text:p>
          </table:table-cell>
          <table:table-cell table:number-columns-repeated="3"/>
          <table:table-cell table:style-name="ce2" table:formula="of:=SUM([.N41:.R41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ajik</text:p>
          </table:table-cell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" calcext:value-type="string">
            <text:p>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</text:p>
          </table:table-cell>
          <table:table-cell table:style-name="ce2" table:formula="of:=&quot;./combined_ethnicity.perl &quot;&amp;[.U42]&amp;&quot; &gt; ../common/ethnicities/01_&quot;&amp;SUBSTITUTE(SUBSTITUTE([.A42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" calcext:value-type="string">
            <text:p>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</text:p>
          </table:table-cell>
          <table:table-cell table:style-name="ce2" table:number-columns-repeated="3"/>
          <table:table-cell table:style-name="ce2" table:formula="of:=SUM([.N42:.R4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sha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43]&amp;&quot; &gt; ../common/ethnicities/01_&quot;&amp;SUBSTITUTE(SUBSTITUTE([.A43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</text:p>
          </table:table-cell>
          <table:table-cell table:number-columns-repeated="3"/>
          <table:table-cell table:style-name="ce2" table:formula="of:=SUM([.N43:.R43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egyptian</text:p>
          </table:table-cell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" calcext:value-type="string">
            <text:p>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</text:p>
          </table:table-cell>
          <table:table-cell table:style-name="ce2" table:formula="of:=&quot;./combined_ethnicity.perl &quot;&amp;[.U44]&amp;&quot; &gt; ../common/ethnicities/01_&quot;&amp;SUBSTITUTE(SUBSTITUTE([.A44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</text:p>
          </table:table-cell>
          <table:table-cell table:style-name="ce2" table:number-columns-repeated="3"/>
          <table:table-cell table:style-name="ce2" table:formula="of:=SUM([.N44:.R44])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quatorialsud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45]&amp;&quot; &gt; ../common/ethnicities/01_&quot;&amp;SUBSTITUTE(SUBSTITUTE([.A45];&quot;/&quot;;&quot;_&quot;);&quot;advanced_&quot;;&quot;&quot;)&amp;&quot;;&quot;" office:value-type="string" office:string-value="./combined_ethnicity.perl 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" calcext:value-type="string">
            <text:p>./combined_ethnicity.perl 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</text:p>
          </table:table-cell>
          <table:table-cell table:number-columns-repeated="3"/>
          <table:table-cell table:style-name="ce2" table:formula="of:=SUM([.N45:.R45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italian</text:p>
          </table:table-cell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" calcext:value-type="string">
            <text:p>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</text:p>
          </table:table-cell>
          <table:table-cell table:style-name="ce2" table:formula="of:=&quot;./combined_ethnicity.perl &quot;&amp;[.U46]&amp;&quot; &gt; ../common/ethnicities/01_&quot;&amp;SUBSTITUTE(SUBSTITUTE([.A46];&quot;/&quot;;&quot;_&quot;);&quot;advanced_&quot;;&quot;&quot;)&amp;&quot;;&quot;" office:value-type="string" office:string-value="./combined_ethnicity.perl 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" calcext:value-type="string">
            <text:p>./combined_ethnicity.perl 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</text:p>
          </table:table-cell>
          <table:table-cell table:style-name="ce2" table:number-columns-repeated="3"/>
          <table:table-cell table:style-name="ce2" table:formula="of:=SUM([.N46:.R46])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swedish</text:p>
          </table:table-cell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" calcext:value-type="string">
            <text:p>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</text:p>
          </table:table-cell>
          <table:table-cell table:style-name="ce2" table:formula="of:=&quot;./combined_ethnicity.perl &quot;&amp;[.U47]&amp;&quot; &gt; ../common/ethnicities/01_&quot;&amp;SUBSTITUTE(SUBSTITUTE([.A47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" calcext:value-type="string">
            <text:p>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</text:p>
          </table:table-cell>
          <table:table-cell table:style-name="ce2" table:number-columns-repeated="3"/>
          <table:table-cell table:style-name="ce2" table:formula="of:=SUM([.N47:.R47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60" calcext:value-type="float">
            <text:p>6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" calcext:value-type="string">
            <text:p>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</text:p>
          </table:table-cell>
          <table:table-cell table:style-name="ce2" table:formula="of:=&quot;./combined_ethnicity.perl &quot;&amp;[.U48]&amp;&quot; &gt; ../common/ethnicities/01_&quot;&amp;SUBSTITUTE(SUBSTITUTE([.A48];&quot;/&quot;;&quot;_&quot;);&quot;advanced_&quot;;&quot;&quot;)&amp;&quot;;&quot;" office:value-type="string" office:string-value="./combined_ethnicity.perl 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" calcext:value-type="string">
            <text:p>./combined_ethnicity.perl 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</text:p>
          </table:table-cell>
          <table:table-cell table:style-name="ce2" table:number-columns-repeated="3"/>
          <table:table-cell table:style-name="ce2" table:formula="of:=SUM([.N48:.R48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fezza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baranis</text:p>
          </table:table-cell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" calcext:value-type="string">
            <text:p>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</text:p>
          </table:table-cell>
          <table:table-cell table:style-name="ce2" table:formula="of:=&quot;./combined_ethnicity.perl &quot;&amp;[.U49]&amp;&quot; &gt; ../common/ethnicities/01_&quot;&amp;SUBSTITUTE(SUBSTITUTE([.A49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</text:p>
          </table:table-cell>
          <table:table-cell table:number-columns-repeated="3"/>
          <table:table-cell table:style-name="ce2" table:formula="of:=SUM([.N49:.R49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fijid.txt</text:p>
          </table:table-cell>
          <table:table-cell table:style-name="ce6" table:formula="of:=[.A50]" office:value-type="string" office:string-value="advanced/fijid.txt" calcext:value-type="string">
            <text:p>advanced/fij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" calcext:value-type="string">
            <text:p>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</text:p>
          </table:table-cell>
          <table:table-cell table:style-name="ce2" table:formula="of:=&quot;./combined_ethnicity.perl &quot;&amp;[.U50]&amp;&quot; &gt; ../common/ethnicities/01_&quot;&amp;SUBSTITUTE(SUBSTITUTE([.A50];&quot;/&quot;;&quot;_&quot;);&quot;advanced_&quot;;&quot;&quot;)&amp;&quot;;&quot;" office:value-type="string" office:string-value="./combined_ethnicity.perl 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&gt; ../common/ethnicities/01_fijid.txt;" calcext:value-type="string">
            <text:p>./combined_ethnicity.perl 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&gt; ../common/ethnicities/01_fijid.txt;</text:p>
          </table:table-cell>
          <table:table-cell table:number-columns-repeated="3"/>
          <table:table-cell table:style-name="ce2" table:formula="of:=SUM([.N50:.R50])" office:value-type="float" office:value="135" calcext:value-type="float">
            <text:p>13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mongol</text:p>
          </table:table-cell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" calcext:value-type="string">
            <text:p>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</text:p>
          </table:table-cell>
          <table:table-cell table:style-name="ce2" table:formula="of:=&quot;./combined_ethnicity.perl &quot;&amp;[.U51]&amp;&quot; &gt; ../common/ethnicities/01_&quot;&amp;SUBSTITUTE(SUBSTITUTE([.A51];&quot;/&quot;;&quot;_&quot;);&quot;advanced_&quot;;&quot;&quot;)&amp;&quot;;&quot;" office:value-type="string" office:string-value="./combined_ethnicity.perl 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" calcext:value-type="string">
            <text:p>./combined_ethnicity.perl 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</text:p>
          </table:table-cell>
          <table:table-cell table:style-name="ce2" table:number-columns-repeated="3"/>
          <table:table-cell table:style-name="ce2" table:formula="of:=SUM([.N51:.R51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polish</text:p>
          </table:table-cell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gorid.txt' -beautyIn='beauty_advanced/gorid.txt' -height='RATHER_SHORT' -hairBlack='0' -hairRed='0' -hairAuburn='0' -hairBrown='30' -hairDarkBlond='10' -hairBlond='5' -eyeBlack='0' -eyeBrown='25' -eyeBlue='5' -eyeGreen='5' -hairStraight='10' -hairWavy='80' -hairCurly='10' -hairAfro='0' -hairAsian='0' -skinColour='FairLight-Medium' -using='polish'" calcext:value-type="string">
            <text:p>-in='advanced/gorid.txt' -beautyIn='beauty_advanced/gorid.txt' -height='RATHER_SHORT' -hairBlack='0' -hairRed='0' -hairAuburn='0' -hairBrown='30' -hairDarkBlond='10' -hairBlond='5' -eyeBlack='0' -eyeBrown='25' -eyeBlue='5' -eyeGreen='5' -hairStraight='10' -hairWavy='80' -hairCurly='10' -hairAfro='0' -hairAsian='0' -skinColour='FairLight-Medium' -using='polish'</text:p>
          </table:table-cell>
          <table:table-cell table:style-name="ce2" table:formula="of:=&quot;./combined_ethnicity.perl &quot;&amp;[.U52]&amp;&quot; &gt; ../common/ethnicities/01_&quot;&amp;SUBSTITUTE(SUBSTITUTE([.A52];&quot;/&quot;;&quot;_&quot;);&quot;advanced_&quot;;&quot;&quot;)&amp;&quot;;&quot;" office:value-type="string" office:string-value="./combined_ethnicity.perl -in='advanced/gorid.txt' -beautyIn='beauty_advanced/gorid.txt' -height='RATHER_SHORT' -hairBlack='0' -hairRed='0' -hairAuburn='0' -hairBrown='30' -hairDarkBlond='10' -hairBlond='5' -eyeBlack='0' -eyeBrown='25' -eyeBlue='5' -eyeGreen='5' -hairStraight='10' -hairWavy='80' -hairCurly='10' -hairAfro='0' -hairAsian='0' -skinColour='FairLight-Medium' -using='polish' &gt; ../common/ethnicities/01_gorid.txt;" calcext:value-type="string">
            <text:p>./combined_ethnicity.perl -in='advanced/gorid.txt' -beautyIn='beauty_advanced/gorid.txt' -height='RATHER_SHORT' -hairBlack='0' -hairRed='0' -hairAuburn='0' -hairBrown='30' -hairDarkBlond='10' -hairBlond='5' -eyeBlack='0' -eyeBrown='25' -eyeBlue='5' -eyeGreen='5' -hairStraight='10' -hairWavy='80' -hairCurly='10' -hairAfro='0' -hairAsian='0' -skinColour='FairLight-Medium' -using='polish' &gt; ../common/ethnicities/01_gorid.txt;</text:p>
          </table:table-cell>
          <table:table-cell table:style-name="ce2" table:number-columns-repeated="3"/>
          <table:table-cell table:style-name="ce2" table:formula="of:=SUM([.N52:.R5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marathi</text:p>
          </table:table-cell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INDIAN_BROAD' -using='marathi'" calcext:value-type="string">
            <text:p>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INDIAN_BROAD' -using='marathi'</text:p>
          </table:table-cell>
          <table:table-cell table:style-name="ce2" table:formula="of:=&quot;./combined_ethnicity.perl &quot;&amp;[.U53]&amp;&quot; &gt; ../common/ethnicities/01_&quot;&amp;SUBSTITUTE(SUBSTITUTE([.A53];&quot;/&quot;;&quot;_&quot;);&quot;advanced_&quot;;&quot;&quot;)&amp;&quot;;&quot;" office:value-type="string" office:string-value="./combined_ethnicity.perl 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INDIAN_BROAD' -using='marathi' &gt; ../common/ethnicities/01_gracile_indid.txt;" calcext:value-type="string">
            <text:p>./combined_ethnicity.perl 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INDIAN_BROAD' -using='marathi' &gt; ../common/ethnicities/01_gracile_indid.txt;</text:p>
          </table:table-cell>
          <table:table-cell table:style-name="ce2" table:number-columns-repeated="3"/>
          <table:table-cell table:style-name="ce2" table:formula="of:=SUM([.N53:.R53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racilemediterran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italian</text:p>
          </table:table-cell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" calcext:value-type="string">
            <text:p>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</text:p>
          </table:table-cell>
          <table:table-cell table:style-name="ce2" table:formula="of:=&quot;./combined_ethnicity.perl &quot;&amp;[.U54]&amp;&quot; &gt; ../common/ethnicities/01_&quot;&amp;SUBSTITUTE(SUBSTITUTE([.A54];&quot;/&quot;;&quot;_&quot;);&quot;advanced_&quot;;&quot;&quot;)&amp;&quot;;&quot;" office:value-type="string" office:string-value="./combined_ethnicity.perl 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" calcext:value-type="string">
            <text:p>./combined_ethnicity.perl 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</text:p>
          </table:table-cell>
          <table:table-cell table:number-columns-repeated="3"/>
          <table:table-cell table:style-name="ce2" table:formula="of:=SUM([.N54:.R54])"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guineo_camerunian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55]&amp;&quot; &gt; ../common/ethnicities/01_&quot;&amp;SUBSTITUTE(SUBSTITUTE([.A55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</text:p>
          </table:table-cell>
          <table:table-cell table:number-columns-repeated="3"/>
          <table:table-cell table:style-name="ce2" table:formula="of:=SUM([.N55:.R55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guines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</text:p>
          </table:table-cell>
          <table:table-cell table:style-name="ce2" table:formula="of:=&quot;./combined_ethnicity.perl &quot;&amp;[.U56]&amp;&quot; &gt; ../common/ethnicities/01_&quot;&amp;SUBSTITUTE(SUBSTITUTE([.A56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</text:p>
          </table:table-cell>
          <table:table-cell table:number-columns-repeated="3"/>
          <table:table-cell table:style-name="ce2" table:formula="of:=SUM([.N56:.R56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swedish</text:p>
          </table:table-cell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" calcext:value-type="string">
            <text:p>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</text:p>
          </table:table-cell>
          <table:table-cell table:style-name="ce2" table:formula="of:=&quot;./combined_ethnicity.perl &quot;&amp;[.U57]&amp;&quot; &gt; ../common/ethnicities/01_&quot;&amp;SUBSTITUTE(SUBSTITUTE([.A57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</text:p>
          </table:table-cell>
          <table:table-cell table:style-name="ce2" table:number-columns-repeated="3"/>
          <table:table-cell table:style-name="ce2" table:formula="of:=SUM([.N57:.R57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onshu.txt</text:p>
          </table:table-cell>
          <table:table-cell table:style-name="ce2" office:value-type="string" calcext:value-type="string">
            <text:p>beauty_advanced/honshu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" calcext:value-type="string">
            <text:p>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</text:p>
          </table:table-cell>
          <table:table-cell table:style-name="ce2" table:formula="of:=&quot;./combined_ethnicity.perl &quot;&amp;[.U58]&amp;&quot; &gt; ../common/ethnicities/01_&quot;&amp;SUBSTITUTE(SUBSTITUTE([.A58];&quot;/&quot;;&quot;_&quot;);&quot;advanced_&quot;;&quot;&quot;)&amp;&quot;;&quot;" office:value-type="string" office:string-value="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&gt; ../common/ethnicities/01_honshu.txt;" calcext:value-type="string">
            <text:p>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&gt; ../common/ethnicities/01_honshu.txt;</text:p>
          </table:table-cell>
          <table:table-cell table:style-name="ce2" table:number-columns-repeated="3"/>
          <table:table-cell table:style-name="ce2" table:formula="of:=SUM([.N58:.R58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marathi</text:p>
          </table:table-cell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" calcext:value-type="string">
            <text:p>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</text:p>
          </table:table-cell>
          <table:table-cell table:style-name="ce2" table:formula="of:=&quot;./combined_ethnicity.perl &quot;&amp;[.U59]&amp;&quot; &gt; ../common/ethnicities/01_&quot;&amp;SUBSTITUTE(SUBSTITUTE([.A59];&quot;/&quot;;&quot;_&quot;);&quot;advanced_&quot;;&quot;&quot;)&amp;&quot;;&quot;" office:value-type="string" office:string-value="./combined_ethnicity.perl 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" calcext:value-type="string">
            <text:p>./combined_ethnicity.perl 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</text:p>
          </table:table-cell>
          <table:table-cell table:style-name="ce2" table:number-columns-repeated="3"/>
          <table:table-cell table:style-name="ce2" table:formula="of:=SUM([.N59:.R59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baloch</text:p>
          </table:table-cell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" calcext:value-type="string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</text:p>
          </table:table-cell>
          <table:table-cell table:style-name="ce2" table:formula="of:=&quot;./combined_ethnicity.perl &quot;&amp;[.U60]&amp;&quot; &gt; ../common/ethnicities/01_&quot;&amp;SUBSTITUTE(SUBSTITUTE([.A60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 &gt; ../common/ethnicities/01_indo_brachid.txt;" calcext:value-type="string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 &gt; ../common/ethnicities/01_indo_brachid.txt;</text:p>
          </table:table-cell>
          <table:table-cell table:style-name="ce2" table:number-columns-repeated="3"/>
          <table:table-cell table:style-name="ce2" table:formula="of:=SUM([.N60:.R60])"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" calcext:value-type="string">
            <text:p>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</text:p>
          </table:table-cell>
          <table:table-cell table:style-name="ce2" table:formula="of:=&quot;./combined_ethnicity.perl &quot;&amp;[.U61]&amp;&quot; &gt; ../common/ethnicities/01_&quot;&amp;SUBSTITUTE(SUBSTITUTE([.A61];&quot;/&quot;;&quot;_&quot;);&quot;advanced_&quot;;&quot;&quot;)&amp;&quot;;&quot;" office:value-type="string" office:string-value="./combined_ethnicity.perl 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" calcext:value-type="string">
            <text:p>./combined_ethnicity.perl 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</text:p>
          </table:table-cell>
          <table:table-cell table:style-name="ce2" table:number-columns-repeated="3"/>
          <table:table-cell table:style-name="ce2" table:formula="of:=SUM([.N61:.R61])" office:value-type="float" office:value="60" calcext:value-type="float">
            <text:p>6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kashmiri</text:p>
          </table:table-cell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" calcext:value-type="string">
            <text:p>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</text:p>
          </table:table-cell>
          <table:table-cell table:style-name="ce2" table:formula="of:=&quot;./combined_ethnicity.perl &quot;&amp;[.U62]&amp;&quot; &gt; ../common/ethnicities/01_&quot;&amp;SUBSTITUTE(SUBSTITUTE([.A62];&quot;/&quot;;&quot;_&quot;);&quot;advanced_&quot;;&quot;&quot;)&amp;&quot;;&quot;" office:value-type="string" office:string-value="./combined_ethnicity.perl 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" calcext:value-type="string">
            <text:p>./combined_ethnicity.perl 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</text:p>
          </table:table-cell>
          <table:table-cell table:style-name="ce2" table:number-columns-repeated="3"/>
          <table:table-cell table:style-name="ce2" table:formula="of:=SUM([.N62:.R6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persian</text:p>
          </table:table-cell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" calcext:value-type="string">
            <text:p>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</text:p>
          </table:table-cell>
          <table:table-cell table:style-name="ce2" table:formula="of:=&quot;./combined_ethnicity.perl &quot;&amp;[.U63]&amp;&quot; &gt; ../common/ethnicities/01_&quot;&amp;SUBSTITUTE(SUBSTITUTE([.A63];&quot;/&quot;;&quot;_&quot;);&quot;advanced_&quot;;&quot;&quot;)&amp;&quot;;&quot;" office:value-type="string" office:string-value="./combined_ethnicity.perl 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" calcext:value-type="string">
            <text:p>./combined_ethnicity.perl 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</text:p>
          </table:table-cell>
          <table:table-cell table:style-name="ce2" table:number-columns-repeated="3"/>
          <table:table-cell table:style-name="ce2" table:formula="of:=SUM([.N63:.R63])"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64]&amp;&quot; &gt; ../common/ethnicities/01_&quot;&amp;SUBSTITUTE(SUBSTITUTE([.A64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</text:p>
          </table:table-cell>
          <table:table-cell table:style-name="ce2" table:number-columns-repeated="3"/>
          <table:table-cell table:style-name="ce2" table:formula="of:=SUM([.N64:.R64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achi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65]&amp;&quot; &gt; ../common/ethnicities/01_&quot;&amp;SUBSTITUTE(SUBSTITUTE([.A65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</text:p>
          </table:table-cell>
          <table:table-cell table:number-columns-repeated="3"/>
          <table:table-cell table:style-name="ce2" table:formula="of:=SUM([.N65:.R65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tamil</text:p>
          </table:table-cell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</text:p>
          </table:table-cell>
          <table:table-cell table:style-name="ce2" table:formula="of:=&quot;./combined_ethnicity.perl &quot;&amp;[.U66]&amp;&quot; &gt; ../common/ethnicities/01_&quot;&amp;SUBSTITUTE(SUBSTITUTE([.A66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</text:p>
          </table:table-cell>
          <table:table-cell table:number-columns-repeated="3"/>
          <table:table-cell table:style-name="ce2" table:formula="of:=SUM([.N66:.R66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irish</text:p>
          </table:table-cell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" calcext:value-type="string">
            <text:p>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</text:p>
          </table:table-cell>
          <table:table-cell table:style-name="ce2" table:formula="of:=&quot;./combined_ethnicity.perl &quot;&amp;[.U67]&amp;&quot; &gt; ../common/ethnicities/01_&quot;&amp;SUBSTITUTE(SUBSTITUTE([.A67];&quot;/&quot;;&quot;_&quot;);&quot;advanced_&quot;;&quot;&quot;)&amp;&quot;;&quot;" office:value-type="string" office:string-value="./combined_ethnicity.perl 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" calcext:value-type="string">
            <text:p>./combined_ethnicity.perl 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</text:p>
          </table:table-cell>
          <table:table-cell table:style-name="ce2" table:number-columns-repeated="3"/>
          <table:table-cell table:style-name="ce2" table:formula="of:=SUM([.N67:.R67])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eral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tamil</text:p>
          </table:table-cell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" calcext:value-type="string">
            <text:p>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</text:p>
          </table:table-cell>
          <table:table-cell table:style-name="ce2" table:formula="of:=&quot;./combined_ethnicity.perl &quot;&amp;[.U68]&amp;&quot; &gt; ../common/ethnicities/01_&quot;&amp;SUBSTITUTE(SUBSTITUTE([.A68];&quot;/&quot;;&quot;_&quot;);&quot;advanced_&quot;;&quot;&quot;)&amp;&quot;;&quot;" office:value-type="string" office:string-value="./combined_ethnicity.perl 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" calcext:value-type="string">
            <text:p>./combined_ethnicity.perl 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</text:p>
          </table:table-cell>
          <table:table-cell table:number-columns-repeated="3"/>
          <table:table-cell table:style-name="ce2" table:formula="of:=SUM([.N68:.R68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69]&amp;&quot; &gt; ../common/ethnicities/01_&quot;&amp;SUBSTITUTE(SUBSTITUTE([.A69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</text:p>
          </table:table-cell>
          <table:table-cell table:style-name="ce2" table:number-columns-repeated="3"/>
          <table:table-cell table:style-name="ce2" table:formula="of:=SUM([.N69:.R69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hme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4" office:value-type="string" calcext:value-type="string">
            <text:p>Medium-Red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" calcext:value-type="string">
            <text:p>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</text:p>
          </table:table-cell>
          <table:table-cell table:style-name="ce2" table:formula="of:=&quot;./combined_ethnicity.perl &quot;&amp;[.U70]&amp;&quot; &gt; ../common/ethnicities/01_&quot;&amp;SUBSTITUTE(SUBSTITUTE([.A70];&quot;/&quot;;&quot;_&quot;);&quot;advanced_&quot;;&quot;&quot;)&amp;&quot;;&quot;" office:value-type="string" office:string-value="./combined_ethnicity.perl 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" calcext:value-type="string">
            <text:p>./combined_ethnicity.perl 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</text:p>
          </table:table-cell>
          <table:table-cell table:number-columns-repeated="3"/>
          <table:table-cell table:style-name="ce2" table:formula="of:=SUM([.N70:.R70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ol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tamil</text:p>
          </table:table-cell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</text:p>
          </table:table-cell>
          <table:table-cell table:style-name="ce2" table:formula="of:=&quot;./combined_ethnicity.perl &quot;&amp;[.U71]&amp;&quot; &gt; ../common/ethnicities/01_&quot;&amp;SUBSTITUTE(SUBSTITUTE([.A71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</text:p>
          </table:table-cell>
          <table:table-cell table:number-columns-repeated="3"/>
          <table:table-cell table:style-name="ce2" table:formula="of:=SUM([.N71:.R71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innish</text:p>
          </table:table-cell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" calcext:value-type="string">
            <text:p>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</text:p>
          </table:table-cell>
          <table:table-cell table:style-name="ce2" table:formula="of:=&quot;./combined_ethnicity.perl &quot;&amp;[.U72]&amp;&quot; &gt; ../common/ethnicities/01_&quot;&amp;SUBSTITUTE(SUBSTITUTE([.A72];&quot;/&quot;;&quot;_&quot;);&quot;advanced_&quot;;&quot;&quot;)&amp;&quot;;&quot;" office:value-type="string" office:string-value="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" calcext:value-type="string">
            <text:p>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</text:p>
          </table:table-cell>
          <table:table-cell table:style-name="ce2" table:number-columns-repeated="3"/>
          <table:table-cell table:style-name="ce2" table:formula="of:=SUM([.N72:.R7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maghrebi</text:p>
          </table:table-cell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" calcext:value-type="string">
            <text:p>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</text:p>
          </table:table-cell>
          <table:table-cell table:style-name="ce2" table:formula="of:=&quot;./combined_ethnicity.perl &quot;&amp;[.U73]&amp;&quot; &gt; ../common/ethnicities/01_&quot;&amp;SUBSTITUTE(SUBSTITUTE([.A73];&quot;/&quot;;&quot;_&quot;);&quot;advanced_&quot;;&quot;&quot;)&amp;&quot;;&quot;" office:value-type="string" office:string-value="./combined_ethnicity.perl 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" calcext:value-type="string">
            <text:p>./combined_ethnicity.perl 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</text:p>
          </table:table-cell>
          <table:table-cell table:style-name="ce2" table:number-columns-repeated="3"/>
          <table:table-cell table:style-name="ce2" table:formula="of:=SUM([.N73:.R73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greek</text:p>
          </table:table-cell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" calcext:value-type="string">
            <text:p>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</text:p>
          </table:table-cell>
          <table:table-cell table:style-name="ce2" table:formula="of:=&quot;./combined_ethnicity.perl &quot;&amp;[.U74]&amp;&quot; &gt; ../common/ethnicities/01_&quot;&amp;SUBSTITUTE(SUBSTITUTE([.A74];&quot;/&quot;;&quot;_&quot;);&quot;advanced_&quot;;&quot;&quot;)&amp;&quot;;&quot;" office:value-type="string" office:string-value="./combined_ethnicity.perl 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" calcext:value-type="string">
            <text:p>./combined_ethnicity.perl 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</text:p>
          </table:table-cell>
          <table:table-cell table:style-name="ce2" table:number-columns-repeated="3"/>
          <table:table-cell table:style-name="ce2" table:formula="of:=SUM([.N74:.R74])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malabarese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DARK</text:p>
          </table:table-cell>
          <table:table-cell table:style-name="ce4" office:value-type="string" calcext:value-type="string">
            <text:p>tamil</text:p>
          </table:table-cell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</text:p>
          </table:table-cell>
          <table:table-cell table:style-name="ce2" table:formula="of:=&quot;./combined_ethnicity.perl &quot;&amp;[.U75]&amp;&quot; &gt; ../common/ethnicities/01_&quot;&amp;SUBSTITUTE(SUBSTITUTE([.A75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&gt; ../common/ethnicities/01_malabarese.txt;</text:p>
          </table:table-cell>
          <table:table-cell table:number-columns-repeated="3"/>
          <table:table-cell table:style-name="ce2" table:formula="of:=SUM([.N75:.R75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-Yellow</text:p>
          </table:table-cell>
          <table:table-cell table:style-name="ce4" office:value-type="string" calcext:value-type="string">
            <text:p>jurchen</text:p>
          </table:table-cell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</text:p>
          </table:table-cell>
          <table:table-cell table:style-name="ce2" table:formula="of:=&quot;./combined_ethnicity.perl &quot;&amp;[.U76]&amp;&quot; &gt; ../common/ethnicities/01_&quot;&amp;SUBSTITUTE(SUBSTITUTE([.A76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</text:p>
          </table:table-cell>
          <table:table-cell table:style-name="ce2" table:number-columns-repeated="3"/>
          <table:table-cell table:style-name="ce2" table:formula="of:=SUM([.N76:.R76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micronesid.txt</text:p>
          </table:table-cell>
          <table:table-cell table:style-name="ce6" table:formula="of:=[.A77]" office:value-type="string" office:string-value="advanced/micronesid.txt" calcext:value-type="string">
            <text:p>advanced/micrones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" calcext:value-type="string">
            <text:p>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</text:p>
          </table:table-cell>
          <table:table-cell table:style-name="ce2" table:formula="of:=&quot;./combined_ethnicity.perl &quot;&amp;[.U77]&amp;&quot; &gt; ../common/ethnicities/01_&quot;&amp;SUBSTITUTE(SUBSTITUTE([.A77];&quot;/&quot;;&quot;_&quot;);&quot;advanced_&quot;;&quot;&quot;)&amp;&quot;;&quot;" office:value-type="string" office:string-value="./combined_ethnicity.perl 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&gt; ../common/ethnicities/01_micronesid.txt;" calcext:value-type="string">
            <text:p>./combined_ethnicity.perl 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&gt; ../common/ethnicities/01_micronesid.txt;</text:p>
          </table:table-cell>
          <table:table-cell table:number-columns-repeated="3"/>
          <table:table-cell table:style-name="ce2" table:formula="of:=SUM([.N77:.R77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middle_nile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nubian</text:p>
          </table:table-cell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" calcext:value-type="string">
            <text:p>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</text:p>
          </table:table-cell>
          <table:table-cell table:style-name="ce2" table:formula="of:=&quot;./combined_ethnicity.perl &quot;&amp;[.U78]&amp;&quot; &gt; ../common/ethnicities/01_&quot;&amp;SUBSTITUTE(SUBSTITUTE([.A78];&quot;/&quot;;&quot;_&quot;);&quot;advanced_&quot;;&quot;&quot;)&amp;&quot;;&quot;" office:value-type="string" office:string-value="./combined_ethnicity.perl 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" calcext:value-type="string">
            <text:p>./combined_ethnicity.perl 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</text:p>
          </table:table-cell>
          <table:table-cell table:number-columns-repeated="3"/>
          <table:table-cell table:style-name="ce2" table:formula="of:=SUM([.N78:.R78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maghrebi</text:p>
          </table:table-cell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</text:p>
          </table:table-cell>
          <table:table-cell table:style-name="ce2" table:formula="of:=&quot;./combined_ethnicity.perl &quot;&amp;[.U79]&amp;&quot; &gt; ../common/ethnicities/01_&quot;&amp;SUBSTITUTE(SUBSTITUTE([.A79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</text:p>
          </table:table-cell>
          <table:table-cell table:style-name="ce2" table:number-columns-repeated="3"/>
          <table:table-cell table:style-name="ce2" table:formula="of:=SUM([.N79:.R79])" office:value-type="float" office:value="60" calcext:value-type="float">
            <text:p>6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Medium-Medium' -using='marathi'" calcext:value-type="string">
            <text:p>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Medium-Medium' -using='marathi'</text:p>
          </table:table-cell>
          <table:table-cell table:style-name="ce2" table:formula="of:=&quot;./combined_ethnicity.perl &quot;&amp;[.U80]&amp;&quot; &gt; ../common/ethnicities/01_&quot;&amp;SUBSTITUTE(SUBSTITUTE([.A80];&quot;/&quot;;&quot;_&quot;);&quot;advanced_&quot;;&quot;&quot;)&amp;&quot;;&quot;" office:value-type="string" office:string-value="./combined_ethnicity.perl 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mountain_indid.txt;" calcext:value-type="string">
            <text:p>./combined_ethnicity.perl 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mountain_indid.txt;</text:p>
          </table:table-cell>
          <table:table-cell table:style-name="ce2" table:number-columns-repeated="3"/>
          <table:table-cell table:style-name="ce2" table:formula="of:=SUM([.N80:.R80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georgian</text:p>
          </table:table-cell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" calcext:value-type="string">
            <text:p>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</text:p>
          </table:table-cell>
          <table:table-cell table:style-name="ce2" table:formula="of:=&quot;./combined_ethnicity.perl &quot;&amp;[.U81]&amp;&quot; &gt; ../common/ethnicities/01_&quot;&amp;SUBSTITUTE(SUBSTITUTE([.A81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" calcext:value-type="string">
            <text:p>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</text:p>
          </table:table-cell>
          <table:table-cell table:style-name="ce2" table:number-columns-repeated="3"/>
          <table:table-cell table:style-name="ce2" table:formula="of:=SUM([.N81:.R81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" calcext:value-type="string">
            <text:p>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</text:p>
          </table:table-cell>
          <table:table-cell table:style-name="ce2" table:formula="of:=&quot;./combined_ethnicity.perl &quot;&amp;[.U82]&amp;&quot; &gt; ../common/ethnicities/01_&quot;&amp;SUBSTITUTE(SUBSTITUTE([.A82];&quot;/&quot;;&quot;_&quot;);&quot;advanced_&quot;;&quot;&quot;)&amp;&quot;;&quot;" office:value-type="string" office:string-value="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" calcext:value-type="string">
            <text:p>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</text:p>
          </table:table-cell>
          <table:table-cell table:style-name="ce2" table:number-columns-repeated="3"/>
          <table:table-cell table:style-name="ce2" table:formula="of:=SUM([.N82:.R8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siotid.txt</text:p>
          </table:table-cell>
          <table:table-cell table:style-name="ce2" office:value-type="string" calcext:value-type="string">
            <text:p>beauty_advanced/nesiot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83]&amp;&quot; &gt; ../common/ethnicities/01_&quot;&amp;SUBSTITUTE(SUBSTITUTE([.A83];&quot;/&quot;;&quot;_&quot;);&quot;advanced_&quot;;&quot;&quot;)&amp;&quot;;&quot;" office:value-type="string" office:string-value="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" calcext:value-type="string">
            <text:p>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</text:p>
          </table:table-cell>
          <table:table-cell table:style-name="ce2" table:number-columns-repeated="3"/>
          <table:table-cell table:style-name="ce2" table:formula="of:=SUM([.N83:.R83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croatian</text:p>
          </table:table-cell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" calcext:value-type="string">
            <text:p>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</text:p>
          </table:table-cell>
          <table:table-cell table:style-name="ce2" table:formula="of:=&quot;./combined_ethnicity.perl &quot;&amp;[.U84]&amp;&quot; &gt; ../common/ethnicities/01_&quot;&amp;SUBSTITUTE(SUBSTITUTE([.A84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" calcext:value-type="string">
            <text:p>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</text:p>
          </table:table-cell>
          <table:table-cell table:style-name="ce2" table:number-columns-repeated="3"/>
          <table:table-cell table:style-name="ce2" table:formula="of:=SUM([.N84:.R84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rench</text:p>
          </table:table-cell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" calcext:value-type="string">
            <text:p>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</text:p>
          </table:table-cell>
          <table:table-cell table:style-name="ce2" table:formula="of:=&quot;./combined_ethnicity.perl &quot;&amp;[.U85]&amp;&quot; &gt; ../common/ethnicities/01_&quot;&amp;SUBSTITUTE(SUBSTITUTE([.A85];&quot;/&quot;;&quot;_&quot;);&quot;advanced_&quot;;&quot;&quot;)&amp;&quot;;&quot;" office:value-type="string" office:string-value="./combined_ethnicity.perl 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" calcext:value-type="string">
            <text:p>./combined_ethnicity.perl 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</text:p>
          </table:table-cell>
          <table:table-cell table:style-name="ce2" table:number-columns-repeated="3"/>
          <table:table-cell table:style-name="ce2" table:formula="of:=SUM([.N85:.R85])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86]&amp;&quot; &gt; ../common/ethnicities/01_&quot;&amp;SUBSTITUTE(SUBSTITUTE([.A86];&quot;/&quot;;&quot;_&quot;);&quot;advanced_&quot;;&quot;&quot;)&amp;&quot;;&quot;" office:value-type="string" office:string-value="./combined_ethnicity.perl 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" calcext:value-type="string">
            <text:p>./combined_ethnicity.perl 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</text:p>
          </table:table-cell>
          <table:table-cell table:number-columns-repeated="3"/>
          <table:table-cell table:style-name="ce2" table:formula="of:=SUM([.N86:.R86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marathi</text:p>
          </table:table-cell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</text:p>
          </table:table-cell>
          <table:table-cell table:style-name="ce2" table:formula="of:=&quot;./combined_ethnicity.perl &quot;&amp;[.U87]&amp;&quot; &gt; ../common/ethnicities/01_&quot;&amp;SUBSTITUTE(SUBSTITUTE([.A87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</text:p>
          </table:table-cell>
          <table:table-cell table:number-columns-repeated="3"/>
          <table:table-cell table:style-name="ce2" table:formula="of:=SUM([.N87:.R87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" calcext:value-type="string">
            <text:p>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</text:p>
          </table:table-cell>
          <table:table-cell table:style-name="ce2" table:formula="of:=&quot;./combined_ethnicity.perl &quot;&amp;[.U88]&amp;&quot; &gt; ../common/ethnicities/01_&quot;&amp;SUBSTITUTE(SUBSTITUTE([.A88];&quot;/&quot;;&quot;_&quot;);&quot;advanced_&quot;;&quot;&quot;)&amp;&quot;;&quot;" office:value-type="string" office:string-value="./combined_ethnicity.perl 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" calcext:value-type="string">
            <text:p>./combined_ethnicity.perl 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</text:p>
          </table:table-cell>
          <table:table-cell table:style-name="ce2" table:number-columns-repeated="3"/>
          <table:table-cell table:style-name="ce2" table:formula="of:=SUM([.N88:.R88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" calcext:value-type="string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</text:p>
          </table:table-cell>
          <table:table-cell table:style-name="ce2" table:formula="of:=&quot;./combined_ethnicity.perl &quot;&amp;[.U89]&amp;&quot; &gt; ../common/ethnicities/01_&quot;&amp;SUBSTITUTE(SUBSTITUTE([.A89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" calcext:value-type="string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</text:p>
          </table:table-cell>
          <table:table-cell table:style-name="ce2" table:number-columns-repeated="3"/>
          <table:table-cell table:style-name="ce2" table:formula="of:=SUM([.N89:.R89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sami</text:p>
          </table:table-cell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" calcext:value-type="string">
            <text:p>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</text:p>
          </table:table-cell>
          <table:table-cell table:style-name="ce2" table:formula="of:=&quot;./combined_ethnicity.perl &quot;&amp;[.U90]&amp;&quot; &gt; ../common/ethnicities/01_&quot;&amp;SUBSTITUTE(SUBSTITUTE([.A90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" calcext:value-type="string">
            <text:p>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</text:p>
          </table:table-cell>
          <table:table-cell table:style-name="ce2" table:number-columns-repeated="3"/>
          <table:table-cell table:style-name="ce2" table:formula="of:=SUM([.N90:.R90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okinawa.txt</text:p>
          </table:table-cell>
          <table:table-cell table:style-name="ce2" office:value-type="string" calcext:value-type="string">
            <text:p>beauty_advanced/okin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" calcext:value-type="string">
            <text:p>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</text:p>
          </table:table-cell>
          <table:table-cell table:style-name="ce2" table:formula="of:=&quot;./combined_ethnicity.perl &quot;&amp;[.U91]&amp;&quot; &gt; ../common/ethnicities/01_&quot;&amp;SUBSTITUTE(SUBSTITUTE([.A91];&quot;/&quot;;&quot;_&quot;);&quot;advanced_&quot;;&quot;&quot;)&amp;&quot;;&quot;" office:value-type="string" office:string-value="./combined_ethnicity.perl 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 &gt; ../common/ethnicities/01_okinawa.txt;" calcext:value-type="string">
            <text:p>./combined_ethnicity.perl 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 &gt; ../common/ethnicities/01_okinawa.txt;</text:p>
          </table:table-cell>
          <table:table-cell table:style-name="ce2" table:number-columns-repeated="3"/>
          <table:table-cell table:style-name="ce2" table:formula="of:=SUM([.N91:.R91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omotic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ethiopian</text:p>
          </table:table-cell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" calcext:value-type="string">
            <text:p>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</text:p>
          </table:table-cell>
          <table:table-cell table:style-name="ce2" table:formula="of:=&quot;./combined_ethnicity.perl &quot;&amp;[.U92]&amp;&quot; &gt; ../common/ethnicities/01_&quot;&amp;SUBSTITUTE(SUBSTITUTE([.A92];&quot;/&quot;;&quot;_&quot;);&quot;advanced_&quot;;&quot;&quot;)&amp;&quot;;&quot;" office:value-type="string" office:string-value="./combined_ethnicity.perl 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" calcext:value-type="string">
            <text:p>./combined_ethnicity.perl 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</text:p>
          </table:table-cell>
          <table:table-cell table:number-columns-repeated="3"/>
          <table:table-cell table:style-name="ce2" table:formula="of:=SUM([.N92:.R9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93]&amp;&quot; &gt; ../common/ethnicities/01_&quot;&amp;SUBSTITUTE(SUBSTITUTE([.A93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</text:p>
          </table:table-cell>
          <table:table-cell table:number-columns-repeated="3"/>
          <table:table-cell table:style-name="ce2" table:formula="of:=SUM([.N93:.R93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aleo_saha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tr</text:p>
          </table:table-cell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" calcext:value-type="string">
            <text:p>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</text:p>
          </table:table-cell>
          <table:table-cell table:style-name="ce2" table:formula="of:=&quot;./combined_ethnicity.perl &quot;&amp;[.U94]&amp;&quot; &gt; ../common/ethnicities/01_&quot;&amp;SUBSTITUTE(SUBSTITUTE([.A94];&quot;/&quot;;&quot;_&quot;);&quot;advanced_&quot;;&quot;&quot;)&amp;&quot;;&quot;" office:value-type="string" office:string-value="./combined_ethnicity.perl 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" calcext:value-type="string">
            <text:p>./combined_ethnicity.perl 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</text:p>
          </table:table-cell>
          <table:table-cell table:number-columns-repeated="3"/>
          <table:table-cell table:style-name="ce2" table:formula="of:=SUM([.N94:.R94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utr</text:p>
          </table:table-cell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" calcext:value-type="string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</text:p>
          </table:table-cell>
          <table:table-cell table:style-name="ce2" table:formula="of:=&quot;./combined_ethnicity.perl &quot;&amp;[.U95]&amp;&quot; &gt; ../common/ethnicities/01_&quot;&amp;SUBSTITUTE(SUBSTITUTE([.A95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</text:p>
          </table:table-cell>
          <table:table-cell table:style-name="ce2" table:number-columns-repeated="3"/>
          <table:table-cell table:style-name="ce2" table:formula="of:=SUM([.N95:.R95])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irish</text:p>
          </table:table-cell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" calcext:value-type="string">
            <text:p>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</text:p>
          </table:table-cell>
          <table:table-cell table:style-name="ce2" table:formula="of:=&quot;./combined_ethnicity.perl &quot;&amp;[.U96]&amp;&quot; &gt; ../common/ethnicities/01_&quot;&amp;SUBSTITUTE(SUBSTITUTE([.A96];&quot;/&quot;;&quot;_&quot;);&quot;advanced_&quot;;&quot;&quot;)&amp;&quot;;&quot;" office:value-type="string" office:string-value="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" calcext:value-type="string">
            <text:p>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</text:p>
          </table:table-cell>
          <table:table-cell table:style-name="ce2" table:number-columns-repeated="3"/>
          <table:table-cell table:style-name="ce2" table:formula="of:=SUM([.N96:.R96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" calcext:value-type="string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</text:p>
          </table:table-cell>
          <table:table-cell table:style-name="ce2" table:formula="of:=&quot;./combined_ethnicity.perl &quot;&amp;[.U97]&amp;&quot; &gt; ../common/ethnicities/01_&quot;&amp;SUBSTITUTE(SUBSTITUTE([.A97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" calcext:value-type="string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</text:p>
          </table:table-cell>
          <table:table-cell table:style-name="ce2" table:number-columns-repeated="3"/>
          <table:table-cell table:style-name="ce2" table:formula="of:=SUM([.N97:.R97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" calcext:value-type="string">
            <text:p>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</text:p>
          </table:table-cell>
          <table:table-cell table:style-name="ce2" table:formula="of:=&quot;./combined_ethnicity.perl &quot;&amp;[.U98]&amp;&quot; &gt; ../common/ethnicities/01_&quot;&amp;SUBSTITUTE(SUBSTITUTE([.A98];&quot;/&quot;;&quot;_&quot;);&quot;advanced_&quot;;&quot;&quot;)&amp;&quot;;&quot;" office:value-type="string" office:string-value="./combined_ethnicity.perl 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" calcext:value-type="string">
            <text:p>./combined_ethnicity.perl 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</text:p>
          </table:table-cell>
          <table:table-cell table:style-name="ce2" table:number-columns-repeated="3"/>
          <table:table-cell table:style-name="ce2" table:formula="of:=SUM([.N98:.R98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polish</text:p>
          </table:table-cell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" calcext:value-type="string">
            <text:p>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</text:p>
          </table:table-cell>
          <table:table-cell table:style-name="ce2" table:formula="of:=&quot;./combined_ethnicity.perl &quot;&amp;[.U99]&amp;&quot; &gt; ../common/ethnicities/01_&quot;&amp;SUBSTITUTE(SUBSTITUTE([.A99];&quot;/&quot;;&quot;_&quot;);&quot;advanced_&quot;;&quot;&quot;)&amp;&quot;;&quot;" office:value-type="string" office:string-value="./combined_ethnicity.perl 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" calcext:value-type="string">
            <text:p>./combined_ethnicity.perl 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</text:p>
          </table:table-cell>
          <table:table-cell table:style-name="ce2" table:number-columns-repeated="3"/>
          <table:table-cell table:style-name="ce2" table:formula="of:=SUM([.N99:.R99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roto_ethiop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</text:p>
          </table:table-cell>
          <table:table-cell table:style-name="ce2" table:formula="of:=&quot;./combined_ethnicity.perl &quot;&amp;[.U100]&amp;&quot; &gt; ../common/ethnicities/01_&quot;&amp;SUBSTITUTE(SUBSTITUTE([.A100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</text:p>
          </table:table-cell>
          <table:table-cell table:number-columns-repeated="3"/>
          <table:table-cell table:style-name="ce2" table:formula="of:=SUM([.N100:.R100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ir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45" calcext:value-type="float">
            <text:p>45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persian</text:p>
          </table:table-cell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" calcext:value-type="string">
            <text:p>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</text:p>
          </table:table-cell>
          <table:table-cell table:style-name="ce2" table:formula="of:=&quot;./combined_ethnicity.perl &quot;&amp;[.U101]&amp;&quot; &gt; ../common/ethnicities/01_&quot;&amp;SUBSTITUTE(SUBSTITUTE([.A101];&quot;/&quot;;&quot;_&quot;);&quot;advanced_&quot;;&quot;&quot;)&amp;&quot;;&quot;" office:value-type="string" office:string-value="./combined_ethnicity.perl 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" calcext:value-type="string">
            <text:p>./combined_ethnicity.perl 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</text:p>
          </table:table-cell>
          <table:table-cell table:style-name="ce2" table:number-columns-repeated="3"/>
          <table:table-cell table:style-name="ce2" table:formula="of:=SUM([.N101:.R101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roto_malay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" calcext:value-type="string">
            <text:p>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</text:p>
          </table:table-cell>
          <table:table-cell table:style-name="ce2" table:formula="of:=&quot;./combined_ethnicity.perl &quot;&amp;[.U102]&amp;&quot; &gt; ../common/ethnicities/01_&quot;&amp;SUBSTITUTE(SUBSTITUTE([.A102];&quot;/&quot;;&quot;_&quot;);&quot;advanced_&quot;;&quot;&quot;)&amp;&quot;;&quot;" office:value-type="string" office:string-value="./combined_ethnicity.perl 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" calcext:value-type="string">
            <text:p>./combined_ethnicity.perl 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</text:p>
          </table:table-cell>
          <table:table-cell table:number-columns-repeated="3"/>
          <table:table-cell table:style-name="ce2" table:formula="of:=SUM([.N102:.R10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swedish</text:p>
          </table:table-cell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" calcext:value-type="string">
            <text:p>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</text:p>
          </table:table-cell>
          <table:table-cell table:style-name="ce2" table:formula="of:=&quot;./combined_ethnicity.perl &quot;&amp;[.U103]&amp;&quot; &gt; ../common/ethnicities/01_&quot;&amp;SUBSTITUTE(SUBSTITUTE([.A103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" calcext:value-type="string">
            <text:p>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</text:p>
          </table:table-cell>
          <table:table-cell table:number-columns-repeated="3"/>
          <table:table-cell table:style-name="ce2" table:formula="of:=SUM([.N103:.R103])" office:value-type="float" office:value="50" calcext:value-type="float">
            <text:p>5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robust_polynesid.txt</text:p>
          </table:table-cell>
          <table:table-cell table:style-name="ce2" office:value-type="string" calcext:value-type="string">
            <text:p>beauty_advanced/robust_polynes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04]&amp;&quot; &gt; ../common/ethnicities/01_&quot;&amp;SUBSTITUTE(SUBSTITUTE([.A104];&quot;/&quot;;&quot;_&quot;);&quot;advanced_&quot;;&quot;&quot;)&amp;&quot;;&quot;" office:value-type="string" office:string-value="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" calcext:value-type="string">
            <text:p>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</text:p>
          </table:table-cell>
          <table:table-cell table:style-name="ce2" table:number-columns-repeated="3"/>
          <table:table-cell table:style-name="ce2" table:formula="of:=SUM([.N104:.R104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aharan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ethiopian</text:p>
          </table:table-cell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" calcext:value-type="string">
            <text:p>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</text:p>
          </table:table-cell>
          <table:table-cell table:style-name="ce2" table:formula="of:=&quot;./combined_ethnicity.perl &quot;&amp;[.U105]&amp;&quot; &gt; ../common/ethnicities/01_&quot;&amp;SUBSTITUTE(SUBSTITUTE([.A105];&quot;/&quot;;&quot;_&quot;);&quot;advanced_&quot;;&quot;&quot;)&amp;&quot;;&quot;" office:value-type="string" office:string-value="./combined_ethnicity.perl 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" calcext:value-type="string">
            <text:p>./combined_ethnicity.perl 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</text:p>
          </table:table-cell>
          <table:table-cell table:number-columns-repeated="3"/>
          <table:table-cell table:style-name="ce2" table:formula="of:=SUM([.N105:.R105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amoyedic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samoyed</text:p>
          </table:table-cell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" calcext:value-type="string">
            <text:p>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</text:p>
          </table:table-cell>
          <table:table-cell table:style-name="ce2" table:formula="of:=&quot;./combined_ethnicity.perl &quot;&amp;[.U106]&amp;&quot; &gt; ../common/ethnicities/01_&quot;&amp;SUBSTITUTE(SUBSTITUTE([.A106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" calcext:value-type="string">
            <text:p>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</text:p>
          </table:table-cell>
          <table:table-cell table:number-columns-repeated="3"/>
          <table:table-cell table:style-name="ce2" table:formula="of:=SUM([.N106:.R106])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han</text:p>
          </table:table-cell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</text:p>
          </table:table-cell>
          <table:table-cell table:style-name="ce2" table:formula="of:=&quot;./combined_ethnicity.perl &quot;&amp;[.U107]&amp;&quot; &gt; ../common/ethnicities/01_&quot;&amp;SUBSTITUTE(SUBSTITUTE([.A107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</text:p>
          </table:table-cell>
          <table:table-cell table:style-name="ce2" table:number-columns-repeated="3"/>
          <table:table-cell table:style-name="ce2" table:formula="of:=SUM([.N107:.R107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" calcext:value-type="string">
            <text:p>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108]&amp;&quot; &gt; ../common/ethnicities/01_&quot;&amp;SUBSTITUTE(SUBSTITUTE([.A108];&quot;/&quot;;&quot;_&quot;);&quot;advanced_&quot;;&quot;&quot;)&amp;&quot;;&quot;" office:value-type="string" office:string-value="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" calcext:value-type="string">
            <text:p>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</text:p>
          </table:table-cell>
          <table:table-cell table:style-name="ce2" table:number-columns-repeated="3"/>
          <table:table-cell table:style-name="ce2" table:formula="of:=SUM([.N108:.R108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sami</text:p>
          </table:table-cell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" calcext:value-type="string">
            <text:p>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</text:p>
          </table:table-cell>
          <table:table-cell table:style-name="ce2" table:formula="of:=&quot;./combined_ethnicity.perl &quot;&amp;[.U109]&amp;&quot; &gt; ../common/ethnicities/01_&quot;&amp;SUBSTITUTE(SUBSTITUTE([.A109];&quot;/&quot;;&quot;_&quot;);&quot;advanced_&quot;;&quot;&quot;)&amp;&quot;;&quot;" office:value-type="string" office:string-value="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" calcext:value-type="string">
            <text:p>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</text:p>
          </table:table-cell>
          <table:table-cell table:style-name="ce2" table:number-columns-repeated="3"/>
          <table:table-cell table:style-name="ce2" table:formula="of:=SUM([.N109:.R109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enegal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10]&amp;&quot; &gt; ../common/ethnicities/01_&quot;&amp;SUBSTITUTE(SUBSTITUTE([.A110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</text:p>
          </table:table-cell>
          <table:table-cell table:number-columns-repeated="3"/>
          <table:table-cell table:style-name="ce2" table:formula="of:=SUM([.N110:.R110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enoid.txt</text:p>
          </table:table-cell>
          <table:table-cell table:style-name="ce2" office:value-type="string" calcext:value-type="string">
            <text:p>beauty_advanced/senoid.txt</text:p>
          </table:table-cell>
          <table:table-cell table:style-name="ce3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" calcext:value-type="string">
            <text:p>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</text:p>
          </table:table-cell>
          <table:table-cell table:style-name="ce2" table:formula="of:=&quot;./combined_ethnicity.perl &quot;&amp;[.U111]&amp;&quot; &gt; ../common/ethnicities/01_&quot;&amp;SUBSTITUTE(SUBSTITUTE([.A111];&quot;/&quot;;&quot;_&quot;);&quot;advanced_&quot;;&quot;&quot;)&amp;&quot;;&quot;" office:value-type="string" office:string-value="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" calcext:value-type="string">
            <text:p>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</text:p>
          </table:table-cell>
          <table:table-cell table:style-name="ce2" table:number-columns-repeated="3"/>
          <table:table-cell table:style-name="ce2" table:formula="of:=SUM([.N111:.R111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" calcext:value-type="string">
            <text:p>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</text:p>
          </table:table-cell>
          <table:table-cell table:style-name="ce2" table:formula="of:=&quot;./combined_ethnicity.perl &quot;&amp;[.U112]&amp;&quot; &gt; ../common/ethnicities/01_&quot;&amp;SUBSTITUTE(SUBSTITUTE([.A112];&quot;/&quot;;&quot;_&quot;);&quot;advanced_&quot;;&quot;&quot;)&amp;&quot;;&quot;" office:value-type="string" office:string-value="./combined_ethnicity.perl 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" calcext:value-type="string">
            <text:p>./combined_ethnicity.perl 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</text:p>
          </table:table-cell>
          <table:table-cell table:style-name="ce2" table:number-columns-repeated="3"/>
          <table:table-cell table:style-name="ce2" table:formula="of:=SUM([.N112:.R11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hari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13]&amp;&quot; &gt; ../common/ethnicities/01_&quot;&amp;SUBSTITUTE(SUBSTITUTE([.A113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</text:p>
          </table:table-cell>
          <table:table-cell table:number-columns-repeated="3"/>
          <table:table-cell table:style-name="ce2" table:formula="of:=SUM([.N113:.R113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inhales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sinhala</text:p>
          </table:table-cell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" calcext:value-type="string">
            <text:p>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</text:p>
          </table:table-cell>
          <table:table-cell table:style-name="ce2" table:formula="of:=&quot;./combined_ethnicity.perl &quot;&amp;[.U114]&amp;&quot; &gt; ../common/ethnicities/01_&quot;&amp;SUBSTITUTE(SUBSTITUTE([.A114];&quot;/&quot;;&quot;_&quot;);&quot;advanced_&quot;;&quot;&quot;)&amp;&quot;;&quot;" office:value-type="string" office:string-value="./combined_ethnicity.perl 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&gt; ../common/ethnicities/01_sinhalesid.txt;" calcext:value-type="string">
            <text:p>./combined_ethnicity.perl 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&gt; ../common/ethnicities/01_sinhalesid.txt;</text:p>
          </table:table-cell>
          <table:table-cell table:number-columns-repeated="3"/>
          <table:table-cell table:style-name="ce2" table:formula="of:=SUM([.N114:.R114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iwa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tr</text:p>
          </table:table-cell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" calcext:value-type="string">
            <text:p>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</text:p>
          </table:table-cell>
          <table:table-cell table:style-name="ce2" table:formula="of:=&quot;./combined_ethnicity.perl &quot;&amp;[.U115]&amp;&quot; &gt; ../common/ethnicities/01_&quot;&amp;SUBSTITUTE(SUBSTITUTE([.A115];&quot;/&quot;;&quot;_&quot;);&quot;advanced_&quot;;&quot;&quot;)&amp;&quot;;&quot;" office:value-type="string" office:string-value="./combined_ethnicity.perl 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 &gt; ../common/ethnicities/01_siwa.txt;" calcext:value-type="string">
            <text:p>./combined_ethnicity.perl 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 &gt; ../common/ethnicities/01_siwa.txt;</text:p>
          </table:table-cell>
          <table:table-cell table:number-columns-repeated="3"/>
          <table:table-cell table:style-name="ce2" table:formula="of:=SUM([.N115:.R115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outh_gond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DARK</text:p>
          </table:table-cell>
          <table:table-cell table:style-name="ce4" office:value-type="string" calcext:value-type="string">
            <text:p>marathi</text:p>
          </table:table-cell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</text:p>
          </table:table-cell>
          <table:table-cell table:style-name="ce2" table:formula="of:=&quot;./combined_ethnicity.perl &quot;&amp;[.U116]&amp;&quot; &gt; ../common/ethnicities/01_&quot;&amp;SUBSTITUTE(SUBSTITUTE([.A116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&gt; ../common/ethnicities/01_south_gondid.txt;</text:p>
          </table:table-cell>
          <table:table-cell table:number-columns-repeated="3"/>
          <table:table-cell table:style-name="ce2" table:formula="of:=SUM([.N116:.R116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117]&amp;&quot; &gt; ../common/ethnicities/01_&quot;&amp;SUBSTITUTE(SUBSTITUTE([.A117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</text:p>
          </table:table-cell>
          <table:table-cell table:number-columns-repeated="3"/>
          <table:table-cell table:style-name="ce2" table:formula="of:=SUM([.N117:.R117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outh_polynesid.txt</text:p>
          </table:table-cell>
          <table:table-cell table:style-name="ce6" table:formula="of:=[.A118]" office:value-type="string" office:string-value="advanced/south_polynesid.txt" calcext:value-type="string">
            <text:p>advanced/south_polynes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" calcext:value-type="string">
            <text:p>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</text:p>
          </table:table-cell>
          <table:table-cell table:style-name="ce2" table:formula="of:=&quot;./combined_ethnicity.perl &quot;&amp;[.U118]&amp;&quot; &gt; ../common/ethnicities/01_&quot;&amp;SUBSTITUTE(SUBSTITUTE([.A118];&quot;/&quot;;&quot;_&quot;);&quot;advanced_&quot;;&quot;&quot;)&amp;&quot;;&quot;" office:value-type="string" office:string-value="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&gt; ../common/ethnicities/01_south_polynesid.txt;" calcext:value-type="string">
            <text:p>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&gt; ../common/ethnicities/01_south_polynesid.txt;</text:p>
          </table:table-cell>
          <table:table-cell table:number-columns-repeated="3"/>
          <table:table-cell table:style-name="ce2" table:formula="of:=SUM([.N118:.R118])" office:value-type="float" office:value="60" calcext:value-type="float">
            <text:p>6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string" calcext:value-type="string">
            <text:p>FairLight-Red</text:p>
          </table:table-cell>
          <table:table-cell table:style-name="ce4" office:value-type="string" calcext:value-type="string">
            <text:p>norwegian</text:p>
          </table:table-cell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 -&quot;&amp;[.$R$1]&amp;&quot;='&quot;&amp;[.R119]&amp;&quot;'&quot;&amp;&quot; -&quot;&amp;[.$S$1]&amp;&quot;='&quot;&amp;[.S119]&amp;&quot;'&quot;&amp;&quot; -&quot;&amp;[.$T$1]&amp;&quot;='&quot;&amp;[.T119]&amp;&quot;'&quot;" office:value-type="string" office:string-value="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" calcext:value-type="string">
            <text:p>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</text:p>
          </table:table-cell>
          <table:table-cell table:style-name="ce2" table:formula="of:=&quot;./combined_ethnicity.perl &quot;&amp;[.U119]&amp;&quot; &gt; ../common/ethnicities/01_&quot;&amp;SUBSTITUTE(SUBSTITUTE([.A119];&quot;/&quot;;&quot;_&quot;);&quot;advanced_&quot;;&quot;&quot;)&amp;&quot;;&quot;" office:value-type="string" office:string-value="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" calcext:value-type="string">
            <text:p>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</text:p>
          </table:table-cell>
          <table:table-cell table:style-name="ce2" table:number-columns-repeated="3"/>
          <table:table-cell table:style-name="ce2" table:formula="of:=SUM([.N119:.R119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rench</text:p>
          </table:table-cell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 -&quot;&amp;[.$R$1]&amp;&quot;='&quot;&amp;[.R120]&amp;&quot;'&quot;&amp;&quot; -&quot;&amp;[.$S$1]&amp;&quot;='&quot;&amp;[.S120]&amp;&quot;'&quot;&amp;&quot; -&quot;&amp;[.$T$1]&amp;&quot;='&quot;&amp;[.T120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" calcext:value-type="string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</text:p>
          </table:table-cell>
          <table:table-cell table:style-name="ce2" table:formula="of:=&quot;./combined_ethnicity.perl &quot;&amp;[.U120]&amp;&quot; &gt; ../common/ethnicities/01_&quot;&amp;SUBSTITUTE(SUBSTITUTE([.A120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" calcext:value-type="string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</text:p>
          </table:table-cell>
          <table:table-cell table:style-name="ce2" table:number-columns-repeated="3"/>
          <table:table-cell table:style-name="ce2" table:formula="of:=SUM([.N120:.R120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ud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 -&quot;&amp;[.$R$1]&amp;&quot;='&quot;&amp;[.R121]&amp;&quot;'&quot;&amp;&quot; -&quot;&amp;[.$S$1]&amp;&quot;='&quot;&amp;[.S121]&amp;&quot;'&quot;&amp;&quot; -&quot;&amp;[.$T$1]&amp;&quot;='&quot;&amp;[.T121]&amp;&quot;'&quot;" office:value-type="string" office:string-value="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" calcext:value-type="string">
            <text:p>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</text:p>
          </table:table-cell>
          <table:table-cell table:style-name="ce2" table:formula="of:=&quot;./combined_ethnicity.perl &quot;&amp;[.U121]&amp;&quot; &gt; ../common/ethnicities/01_&quot;&amp;SUBSTITUTE(SUBSTITUTE([.A121];&quot;/&quot;;&quot;_&quot;);&quot;advanced_&quot;;&quot;&quot;)&amp;&quot;;&quot;" office:value-type="string" office:string-value="./combined_ethnicity.perl 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" calcext:value-type="string">
            <text:p>./combined_ethnicity.perl 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</text:p>
          </table:table-cell>
          <table:table-cell table:number-columns-repeated="3"/>
          <table:table-cell table:style-name="ce2" table:formula="of:=SUM([.N121:.R121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tr</text:p>
          </table:table-cell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 -&quot;&amp;[.$R$1]&amp;&quot;='&quot;&amp;[.R122]&amp;&quot;'&quot;&amp;&quot; -&quot;&amp;[.$S$1]&amp;&quot;='&quot;&amp;[.S122]&amp;&quot;'&quot;&amp;&quot; -&quot;&amp;[.$T$1]&amp;&quot;='&quot;&amp;[.T122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</text:p>
          </table:table-cell>
          <table:table-cell table:style-name="ce2" table:formula="of:=&quot;./combined_ethnicity.perl &quot;&amp;[.U122]&amp;&quot; &gt; ../common/ethnicities/01_&quot;&amp;SUBSTITUTE(SUBSTITUTE([.A122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</text:p>
          </table:table-cell>
          <table:table-cell table:style-name="ce2" table:number-columns-repeated="3"/>
          <table:table-cell table:style-name="ce2" table:formula="of:=SUM([.N122:.R12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 -&quot;&amp;[.$R$1]&amp;&quot;='&quot;&amp;[.R123]&amp;&quot;'&quot;&amp;&quot; -&quot;&amp;[.$S$1]&amp;&quot;='&quot;&amp;[.S123]&amp;&quot;'&quot;&amp;&quot; -&quot;&amp;[.$T$1]&amp;&quot;='&quot;&amp;[.T123]&amp;&quot;'&quot;" office:value-type="string" office:string-value="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" calcext:value-type="string">
            <text:p>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123]&amp;&quot; &gt; ../common/ethnicities/01_&quot;&amp;SUBSTITUTE(SUBSTITUTE([.A123];&quot;/&quot;;&quot;_&quot;);&quot;advanced_&quot;;&quot;&quot;)&amp;&quot;;&quot;" office:value-type="string" office:string-value="./combined_ethnicity.perl 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" calcext:value-type="string">
            <text:p>./combined_ethnicity.perl 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</text:p>
          </table:table-cell>
          <table:table-cell table:style-name="ce2" table:number-columns-repeated="3"/>
          <table:table-cell table:style-name="ce2" table:formula="of:=SUM([.N123:.R123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odpa</text:p>
          </table:table-cell>
          <table:table-cell table:style-name="ce2" table:formula="of:=&quot;-&quot;&amp;[.$A$1]&amp;&quot;='&quot;&amp;[.A124]&amp;&quot;' -&quot;&amp;[.$B$1]&amp;&quot;='&quot;&amp;[.B124]&amp;&quot;' -&quot;&amp;[.$C$1]&amp;&quot;='&quot;&amp;[.C124]&amp;&quot;' -&quot;&amp;[.$D$1]&amp;&quot;='&quot;&amp;[.D124]&amp;&quot;' -&quot;&amp;[.$E$1]&amp;&quot;='&quot;&amp;[.E124]&amp;&quot;' -&quot;&amp;[.$F$1]&amp;&quot;='&quot;&amp;[.F124]&amp;&quot;' -&quot;&amp;[.$G$1]&amp;&quot;='&quot;&amp;[.G124]&amp;&quot;' -&quot;&amp;[.$H$1]&amp;&quot;='&quot;&amp;[.H124]&amp;&quot;' -&quot;&amp;[.$I$1]&amp;&quot;='&quot;&amp;[.I124]&amp;&quot;' -&quot;&amp;[.$J$1]&amp;&quot;='&quot;&amp;[.J124]&amp;&quot;' -&quot;&amp;[.$K$1]&amp;&quot;='&quot;&amp;[.K124]&amp;&quot;' -&quot;&amp;[.$L$1]&amp;&quot;='&quot;&amp;[.L124]&amp;&quot;' -&quot;&amp;[.$M$1]&amp;&quot;='&quot;&amp;[.M124]&amp;&quot;' -&quot;&amp;[.$N$1]&amp;&quot;='&quot;&amp;[.N124]&amp;&quot;' -&quot;&amp;[.$O$1]&amp;&quot;='&quot;&amp;[.O124]&amp;&quot;' -&quot;&amp;[.$P$1]&amp;&quot;='&quot;&amp;[.P124]&amp;&quot;' -&quot;&amp;[.$Q$1]&amp;&quot;='&quot;&amp;[.Q124]&amp;&quot;' -&quot;&amp;[.$R$1]&amp;&quot;='&quot;&amp;[.R124]&amp;&quot;'&quot;&amp;&quot; -&quot;&amp;[.$S$1]&amp;&quot;='&quot;&amp;[.S124]&amp;&quot;'&quot;&amp;&quot; -&quot;&amp;[.$T$1]&amp;&quot;='&quot;&amp;[.T124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</text:p>
          </table:table-cell>
          <table:table-cell table:style-name="ce2" table:formula="of:=&quot;./combined_ethnicity.perl &quot;&amp;[.U124]&amp;&quot; &gt; ../common/ethnicities/01_&quot;&amp;SUBSTITUTE(SUBSTITUTE([.A124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</text:p>
          </table:table-cell>
          <table:table-cell table:style-name="ce2" table:number-columns-repeated="3"/>
          <table:table-cell table:style-name="ce2" table:formula="of:=SUM([.N124:.R124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alid.txt</text:p>
          </table:table-cell>
          <table:table-cell table:style-name="ce3" office:value-type="string" calcext:value-type="string">
            <text:p>beauty_advanced/to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125]&amp;&quot;' -&quot;&amp;[.$B$1]&amp;&quot;='&quot;&amp;[.B125]&amp;&quot;' -&quot;&amp;[.$C$1]&amp;&quot;='&quot;&amp;[.C125]&amp;&quot;' -&quot;&amp;[.$D$1]&amp;&quot;='&quot;&amp;[.D125]&amp;&quot;' -&quot;&amp;[.$E$1]&amp;&quot;='&quot;&amp;[.E125]&amp;&quot;' -&quot;&amp;[.$F$1]&amp;&quot;='&quot;&amp;[.F125]&amp;&quot;' -&quot;&amp;[.$G$1]&amp;&quot;='&quot;&amp;[.G125]&amp;&quot;' -&quot;&amp;[.$H$1]&amp;&quot;='&quot;&amp;[.H125]&amp;&quot;' -&quot;&amp;[.$I$1]&amp;&quot;='&quot;&amp;[.I125]&amp;&quot;' -&quot;&amp;[.$J$1]&amp;&quot;='&quot;&amp;[.J125]&amp;&quot;' -&quot;&amp;[.$K$1]&amp;&quot;='&quot;&amp;[.K125]&amp;&quot;' -&quot;&amp;[.$L$1]&amp;&quot;='&quot;&amp;[.L125]&amp;&quot;' -&quot;&amp;[.$M$1]&amp;&quot;='&quot;&amp;[.M125]&amp;&quot;' -&quot;&amp;[.$N$1]&amp;&quot;='&quot;&amp;[.N125]&amp;&quot;' -&quot;&amp;[.$O$1]&amp;&quot;='&quot;&amp;[.O125]&amp;&quot;' -&quot;&amp;[.$P$1]&amp;&quot;='&quot;&amp;[.P125]&amp;&quot;' -&quot;&amp;[.$Q$1]&amp;&quot;='&quot;&amp;[.Q125]&amp;&quot;' -&quot;&amp;[.$R$1]&amp;&quot;='&quot;&amp;[.R125]&amp;&quot;'&quot;&amp;&quot; -&quot;&amp;[.$S$1]&amp;&quot;='&quot;&amp;[.S125]&amp;&quot;'&quot;&amp;&quot; -&quot;&amp;[.$T$1]&amp;&quot;='&quot;&amp;[.T125]&amp;&quot;'&quot;" office:value-type="string" office:string-value="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" calcext:value-type="string">
            <text:p>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</text:p>
          </table:table-cell>
          <table:table-cell table:style-name="ce2" table:formula="of:=&quot;./combined_ethnicity.perl &quot;&amp;[.U125]&amp;&quot; &gt; ../common/ethnicities/01_&quot;&amp;SUBSTITUTE(SUBSTITUTE([.A125];&quot;/&quot;;&quot;_&quot;);&quot;advanced_&quot;;&quot;&quot;)&amp;&quot;;&quot;" office:value-type="string" office:string-value="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" calcext:value-type="string">
            <text:p>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</text:p>
          </table:table-cell>
          <table:table-cell table:style-name="ce2" table:number-columns-repeated="3"/>
          <table:table-cell table:style-name="ce2" table:formula="of:=SUM([.N125:.R125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2" table:formula="of:=&quot;-&quot;&amp;[.$A$1]&amp;&quot;='&quot;&amp;[.A126]&amp;&quot;' -&quot;&amp;[.$B$1]&amp;&quot;='&quot;&amp;[.B126]&amp;&quot;' -&quot;&amp;[.$C$1]&amp;&quot;='&quot;&amp;[.C126]&amp;&quot;' -&quot;&amp;[.$D$1]&amp;&quot;='&quot;&amp;[.D126]&amp;&quot;' -&quot;&amp;[.$E$1]&amp;&quot;='&quot;&amp;[.E126]&amp;&quot;' -&quot;&amp;[.$F$1]&amp;&quot;='&quot;&amp;[.F126]&amp;&quot;' -&quot;&amp;[.$G$1]&amp;&quot;='&quot;&amp;[.G126]&amp;&quot;' -&quot;&amp;[.$H$1]&amp;&quot;='&quot;&amp;[.H126]&amp;&quot;' -&quot;&amp;[.$I$1]&amp;&quot;='&quot;&amp;[.I126]&amp;&quot;' -&quot;&amp;[.$J$1]&amp;&quot;='&quot;&amp;[.J126]&amp;&quot;' -&quot;&amp;[.$K$1]&amp;&quot;='&quot;&amp;[.K126]&amp;&quot;' -&quot;&amp;[.$L$1]&amp;&quot;='&quot;&amp;[.L126]&amp;&quot;' -&quot;&amp;[.$M$1]&amp;&quot;='&quot;&amp;[.M126]&amp;&quot;' -&quot;&amp;[.$N$1]&amp;&quot;='&quot;&amp;[.N126]&amp;&quot;' -&quot;&amp;[.$O$1]&amp;&quot;='&quot;&amp;[.O126]&amp;&quot;' -&quot;&amp;[.$P$1]&amp;&quot;='&quot;&amp;[.P126]&amp;&quot;' -&quot;&amp;[.$Q$1]&amp;&quot;='&quot;&amp;[.Q126]&amp;&quot;' -&quot;&amp;[.$R$1]&amp;&quot;='&quot;&amp;[.R126]&amp;&quot;'&quot;&amp;&quot; -&quot;&amp;[.$S$1]&amp;&quot;='&quot;&amp;[.S126]&amp;&quot;'&quot;&amp;&quot; -&quot;&amp;[.$T$1]&amp;&quot;='&quot;&amp;[.T126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26]&amp;&quot; &gt; ../common/ethnicities/01_&quot;&amp;SUBSTITUTE(SUBSTITUTE([.A126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</text:p>
          </table:table-cell>
          <table:table-cell table:style-name="ce2" table:number-columns-repeated="3"/>
          <table:table-cell table:style-name="ce2" table:formula="of:=SUM([.N126:.R126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transcaspian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70" calcext:value-type="float">
            <text:p>7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2" table:formula="of:=&quot;-&quot;&amp;[.$A$1]&amp;&quot;='&quot;&amp;[.A127]&amp;&quot;' -&quot;&amp;[.$B$1]&amp;&quot;='&quot;&amp;[.B127]&amp;&quot;' -&quot;&amp;[.$C$1]&amp;&quot;='&quot;&amp;[.C127]&amp;&quot;' -&quot;&amp;[.$D$1]&amp;&quot;='&quot;&amp;[.D127]&amp;&quot;' -&quot;&amp;[.$E$1]&amp;&quot;='&quot;&amp;[.E127]&amp;&quot;' -&quot;&amp;[.$F$1]&amp;&quot;='&quot;&amp;[.F127]&amp;&quot;' -&quot;&amp;[.$G$1]&amp;&quot;='&quot;&amp;[.G127]&amp;&quot;' -&quot;&amp;[.$H$1]&amp;&quot;='&quot;&amp;[.H127]&amp;&quot;' -&quot;&amp;[.$I$1]&amp;&quot;='&quot;&amp;[.I127]&amp;&quot;' -&quot;&amp;[.$J$1]&amp;&quot;='&quot;&amp;[.J127]&amp;&quot;' -&quot;&amp;[.$K$1]&amp;&quot;='&quot;&amp;[.K127]&amp;&quot;' -&quot;&amp;[.$L$1]&amp;&quot;='&quot;&amp;[.L127]&amp;&quot;' -&quot;&amp;[.$M$1]&amp;&quot;='&quot;&amp;[.M127]&amp;&quot;' -&quot;&amp;[.$N$1]&amp;&quot;='&quot;&amp;[.N127]&amp;&quot;' -&quot;&amp;[.$O$1]&amp;&quot;='&quot;&amp;[.O127]&amp;&quot;' -&quot;&amp;[.$P$1]&amp;&quot;='&quot;&amp;[.P127]&amp;&quot;' -&quot;&amp;[.$Q$1]&amp;&quot;='&quot;&amp;[.Q127]&amp;&quot;' -&quot;&amp;[.$R$1]&amp;&quot;='&quot;&amp;[.R127]&amp;&quot;'&quot;&amp;&quot; -&quot;&amp;[.$S$1]&amp;&quot;='&quot;&amp;[.S127]&amp;&quot;'&quot;&amp;&quot; -&quot;&amp;[.$T$1]&amp;&quot;='&quot;&amp;[.T127]&amp;&quot;'&quot;" office:value-type="string" office:string-value="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" calcext:value-type="string">
            <text:p>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</text:p>
          </table:table-cell>
          <table:table-cell table:style-name="ce2" table:formula="of:=&quot;./combined_ethnicity.perl &quot;&amp;[.U127]&amp;&quot; &gt; ../common/ethnicities/01_&quot;&amp;SUBSTITUTE(SUBSTITUTE([.A127];&quot;/&quot;;&quot;_&quot;);&quot;advanced_&quot;;&quot;&quot;)&amp;&quot;;&quot;" office:value-type="string" office:string-value="./combined_ethnicity.perl 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" calcext:value-type="string">
            <text:p>./combined_ethnicity.perl 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</text:p>
          </table:table-cell>
          <table:table-cell table:number-columns-repeated="3"/>
          <table:table-cell table:style-name="ce2" table:formula="of:=SUM([.N127:.R127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5" calcext:value-type="float">
            <text:p>3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aranis</text:p>
          </table:table-cell>
          <table:table-cell table:style-name="ce2" table:formula="of:=&quot;-&quot;&amp;[.$A$1]&amp;&quot;='&quot;&amp;[.A128]&amp;&quot;' -&quot;&amp;[.$B$1]&amp;&quot;='&quot;&amp;[.B128]&amp;&quot;' -&quot;&amp;[.$C$1]&amp;&quot;='&quot;&amp;[.C128]&amp;&quot;' -&quot;&amp;[.$D$1]&amp;&quot;='&quot;&amp;[.D128]&amp;&quot;' -&quot;&amp;[.$E$1]&amp;&quot;='&quot;&amp;[.E128]&amp;&quot;' -&quot;&amp;[.$F$1]&amp;&quot;='&quot;&amp;[.F128]&amp;&quot;' -&quot;&amp;[.$G$1]&amp;&quot;='&quot;&amp;[.G128]&amp;&quot;' -&quot;&amp;[.$H$1]&amp;&quot;='&quot;&amp;[.H128]&amp;&quot;' -&quot;&amp;[.$I$1]&amp;&quot;='&quot;&amp;[.I128]&amp;&quot;' -&quot;&amp;[.$J$1]&amp;&quot;='&quot;&amp;[.J128]&amp;&quot;' -&quot;&amp;[.$K$1]&amp;&quot;='&quot;&amp;[.K128]&amp;&quot;' -&quot;&amp;[.$L$1]&amp;&quot;='&quot;&amp;[.L128]&amp;&quot;' -&quot;&amp;[.$M$1]&amp;&quot;='&quot;&amp;[.M128]&amp;&quot;' -&quot;&amp;[.$N$1]&amp;&quot;='&quot;&amp;[.N128]&amp;&quot;' -&quot;&amp;[.$O$1]&amp;&quot;='&quot;&amp;[.O128]&amp;&quot;' -&quot;&amp;[.$P$1]&amp;&quot;='&quot;&amp;[.P128]&amp;&quot;' -&quot;&amp;[.$Q$1]&amp;&quot;='&quot;&amp;[.Q128]&amp;&quot;' -&quot;&amp;[.$R$1]&amp;&quot;='&quot;&amp;[.R128]&amp;&quot;'&quot;&amp;&quot; -&quot;&amp;[.$S$1]&amp;&quot;='&quot;&amp;[.S128]&amp;&quot;'&quot;&amp;&quot; -&quot;&amp;[.$T$1]&amp;&quot;='&quot;&amp;[.T128]&amp;&quot;'&quot;" office:value-type="string" office:string-value="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" calcext:value-type="string">
            <text:p>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</text:p>
          </table:table-cell>
          <table:table-cell table:style-name="ce2" table:formula="of:=&quot;./combined_ethnicity.perl &quot;&amp;[.U128]&amp;&quot; &gt; ../common/ethnicities/01_&quot;&amp;SUBSTITUTE(SUBSTITUTE([.A128];&quot;/&quot;;&quot;_&quot;);&quot;advanced_&quot;;&quot;&quot;)&amp;&quot;;&quot;" office:value-type="string" office:string-value="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" calcext:value-type="string">
            <text:p>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</text:p>
          </table:table-cell>
          <table:table-cell table:style-name="ce2" table:number-columns-repeated="3"/>
          <table:table-cell table:style-name="ce2" table:formula="of:=SUM([.N128:.R128])" office:value-type="float" office:value="95" calcext:value-type="float">
            <text:p>9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norwegian</text:p>
          </table:table-cell>
          <table:table-cell table:style-name="ce2" table:formula="of:=&quot;-&quot;&amp;[.$A$1]&amp;&quot;='&quot;&amp;[.A129]&amp;&quot;' -&quot;&amp;[.$B$1]&amp;&quot;='&quot;&amp;[.B129]&amp;&quot;' -&quot;&amp;[.$C$1]&amp;&quot;='&quot;&amp;[.C129]&amp;&quot;' -&quot;&amp;[.$D$1]&amp;&quot;='&quot;&amp;[.D129]&amp;&quot;' -&quot;&amp;[.$E$1]&amp;&quot;='&quot;&amp;[.E129]&amp;&quot;' -&quot;&amp;[.$F$1]&amp;&quot;='&quot;&amp;[.F129]&amp;&quot;' -&quot;&amp;[.$G$1]&amp;&quot;='&quot;&amp;[.G129]&amp;&quot;' -&quot;&amp;[.$H$1]&amp;&quot;='&quot;&amp;[.H129]&amp;&quot;' -&quot;&amp;[.$I$1]&amp;&quot;='&quot;&amp;[.I129]&amp;&quot;' -&quot;&amp;[.$J$1]&amp;&quot;='&quot;&amp;[.J129]&amp;&quot;' -&quot;&amp;[.$K$1]&amp;&quot;='&quot;&amp;[.K129]&amp;&quot;' -&quot;&amp;[.$L$1]&amp;&quot;='&quot;&amp;[.L129]&amp;&quot;' -&quot;&amp;[.$M$1]&amp;&quot;='&quot;&amp;[.M129]&amp;&quot;' -&quot;&amp;[.$N$1]&amp;&quot;='&quot;&amp;[.N129]&amp;&quot;' -&quot;&amp;[.$O$1]&amp;&quot;='&quot;&amp;[.O129]&amp;&quot;' -&quot;&amp;[.$P$1]&amp;&quot;='&quot;&amp;[.P129]&amp;&quot;' -&quot;&amp;[.$Q$1]&amp;&quot;='&quot;&amp;[.Q129]&amp;&quot;' -&quot;&amp;[.$R$1]&amp;&quot;='&quot;&amp;[.R129]&amp;&quot;'&quot;&amp;&quot; -&quot;&amp;[.$S$1]&amp;&quot;='&quot;&amp;[.S129]&amp;&quot;'&quot;&amp;&quot; -&quot;&amp;[.$T$1]&amp;&quot;='&quot;&amp;[.T129]&amp;&quot;'&quot;" office:value-type="string" office:string-value="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" calcext:value-type="string">
            <text:p>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</text:p>
          </table:table-cell>
          <table:table-cell table:style-name="ce2" table:formula="of:=&quot;./combined_ethnicity.perl &quot;&amp;[.U129]&amp;&quot; &gt; ../common/ethnicities/01_&quot;&amp;SUBSTITUTE(SUBSTITUTE([.A129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" calcext:value-type="string">
            <text:p>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</text:p>
          </table:table-cell>
          <table:table-cell table:style-name="ce2" table:number-columns-repeated="3"/>
          <table:table-cell table:style-name="ce2" table:formula="of:=SUM([.N129:.R129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ural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khanty</text:p>
          </table:table-cell>
          <table:table-cell table:style-name="ce2" table:formula="of:=&quot;-&quot;&amp;[.$A$1]&amp;&quot;='&quot;&amp;[.A130]&amp;&quot;' -&quot;&amp;[.$B$1]&amp;&quot;='&quot;&amp;[.B130]&amp;&quot;' -&quot;&amp;[.$C$1]&amp;&quot;='&quot;&amp;[.C130]&amp;&quot;' -&quot;&amp;[.$D$1]&amp;&quot;='&quot;&amp;[.D130]&amp;&quot;' -&quot;&amp;[.$E$1]&amp;&quot;='&quot;&amp;[.E130]&amp;&quot;' -&quot;&amp;[.$F$1]&amp;&quot;='&quot;&amp;[.F130]&amp;&quot;' -&quot;&amp;[.$G$1]&amp;&quot;='&quot;&amp;[.G130]&amp;&quot;' -&quot;&amp;[.$H$1]&amp;&quot;='&quot;&amp;[.H130]&amp;&quot;' -&quot;&amp;[.$I$1]&amp;&quot;='&quot;&amp;[.I130]&amp;&quot;' -&quot;&amp;[.$J$1]&amp;&quot;='&quot;&amp;[.J130]&amp;&quot;' -&quot;&amp;[.$K$1]&amp;&quot;='&quot;&amp;[.K130]&amp;&quot;' -&quot;&amp;[.$L$1]&amp;&quot;='&quot;&amp;[.L130]&amp;&quot;' -&quot;&amp;[.$M$1]&amp;&quot;='&quot;&amp;[.M130]&amp;&quot;' -&quot;&amp;[.$N$1]&amp;&quot;='&quot;&amp;[.N130]&amp;&quot;' -&quot;&amp;[.$O$1]&amp;&quot;='&quot;&amp;[.O130]&amp;&quot;' -&quot;&amp;[.$P$1]&amp;&quot;='&quot;&amp;[.P130]&amp;&quot;' -&quot;&amp;[.$Q$1]&amp;&quot;='&quot;&amp;[.Q130]&amp;&quot;' -&quot;&amp;[.$R$1]&amp;&quot;='&quot;&amp;[.R130]&amp;&quot;'&quot;&amp;&quot; -&quot;&amp;[.$S$1]&amp;&quot;='&quot;&amp;[.S130]&amp;&quot;'&quot;&amp;&quot; -&quot;&amp;[.$T$1]&amp;&quot;='&quot;&amp;[.T130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" calcext:value-type="string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</text:p>
          </table:table-cell>
          <table:table-cell table:style-name="ce2" table:formula="of:=&quot;./combined_ethnicity.perl &quot;&amp;[.U130]&amp;&quot; &gt; ../common/ethnicities/01_&quot;&amp;SUBSTITUTE(SUBSTITUTE([.A130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&gt; ../common/ethnicities/01_uralid.txt;" calcext:value-type="string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&gt; ../common/ethnicities/01_uralid.txt;</text:p>
          </table:table-cell>
          <table:table-cell table:number-columns-repeated="3"/>
          <table:table-cell table:style-name="ce2" table:formula="of:=SUM([.N130:.R130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tamil</text:p>
          </table:table-cell>
          <table:table-cell table:style-name="ce2" table:formula="of:=&quot;-&quot;&amp;[.$A$1]&amp;&quot;='&quot;&amp;[.A131]&amp;&quot;' -&quot;&amp;[.$B$1]&amp;&quot;='&quot;&amp;[.B131]&amp;&quot;' -&quot;&amp;[.$C$1]&amp;&quot;='&quot;&amp;[.C131]&amp;&quot;' -&quot;&amp;[.$D$1]&amp;&quot;='&quot;&amp;[.D131]&amp;&quot;' -&quot;&amp;[.$E$1]&amp;&quot;='&quot;&amp;[.E131]&amp;&quot;' -&quot;&amp;[.$F$1]&amp;&quot;='&quot;&amp;[.F131]&amp;&quot;' -&quot;&amp;[.$G$1]&amp;&quot;='&quot;&amp;[.G131]&amp;&quot;' -&quot;&amp;[.$H$1]&amp;&quot;='&quot;&amp;[.H131]&amp;&quot;' -&quot;&amp;[.$I$1]&amp;&quot;='&quot;&amp;[.I131]&amp;&quot;' -&quot;&amp;[.$J$1]&amp;&quot;='&quot;&amp;[.J131]&amp;&quot;' -&quot;&amp;[.$K$1]&amp;&quot;='&quot;&amp;[.K131]&amp;&quot;' -&quot;&amp;[.$L$1]&amp;&quot;='&quot;&amp;[.L131]&amp;&quot;' -&quot;&amp;[.$M$1]&amp;&quot;='&quot;&amp;[.M131]&amp;&quot;' -&quot;&amp;[.$N$1]&amp;&quot;='&quot;&amp;[.N131]&amp;&quot;' -&quot;&amp;[.$O$1]&amp;&quot;='&quot;&amp;[.O131]&amp;&quot;' -&quot;&amp;[.$P$1]&amp;&quot;='&quot;&amp;[.P131]&amp;&quot;' -&quot;&amp;[.$Q$1]&amp;&quot;='&quot;&amp;[.Q131]&amp;&quot;' -&quot;&amp;[.$R$1]&amp;&quot;='&quot;&amp;[.R131]&amp;&quot;'&quot;&amp;&quot; -&quot;&amp;[.$S$1]&amp;&quot;='&quot;&amp;[.S131]&amp;&quot;'&quot;&amp;&quot; -&quot;&amp;[.$T$1]&amp;&quot;='&quot;&amp;[.T131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</text:p>
          </table:table-cell>
          <table:table-cell table:style-name="ce2" table:formula="of:=&quot;./combined_ethnicity.perl &quot;&amp;[.U131]&amp;&quot; &gt; ../common/ethnicities/01_&quot;&amp;SUBSTITUTE(SUBSTITUTE([.A131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</text:p>
          </table:table-cell>
          <table:table-cell table:number-columns-repeated="3"/>
          <table:table-cell table:style-name="ce2" table:formula="of:=SUM([.N131:.R131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volg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" office:value-type="string" calcext:value-type="string">
            <text:p>Fair-Medium</text:p>
          </table:table-cell>
          <table:table-cell table:style-name="ce4" office:value-type="string" calcext:value-type="string">
            <text:p>mordvin</text:p>
          </table:table-cell>
          <table:table-cell table:style-name="ce2" table:formula="of:=&quot;-&quot;&amp;[.$A$1]&amp;&quot;='&quot;&amp;[.A132]&amp;&quot;' -&quot;&amp;[.$B$1]&amp;&quot;='&quot;&amp;[.B132]&amp;&quot;' -&quot;&amp;[.$C$1]&amp;&quot;='&quot;&amp;[.C132]&amp;&quot;' -&quot;&amp;[.$D$1]&amp;&quot;='&quot;&amp;[.D132]&amp;&quot;' -&quot;&amp;[.$E$1]&amp;&quot;='&quot;&amp;[.E132]&amp;&quot;' -&quot;&amp;[.$F$1]&amp;&quot;='&quot;&amp;[.F132]&amp;&quot;' -&quot;&amp;[.$G$1]&amp;&quot;='&quot;&amp;[.G132]&amp;&quot;' -&quot;&amp;[.$H$1]&amp;&quot;='&quot;&amp;[.H132]&amp;&quot;' -&quot;&amp;[.$I$1]&amp;&quot;='&quot;&amp;[.I132]&amp;&quot;' -&quot;&amp;[.$J$1]&amp;&quot;='&quot;&amp;[.J132]&amp;&quot;' -&quot;&amp;[.$K$1]&amp;&quot;='&quot;&amp;[.K132]&amp;&quot;' -&quot;&amp;[.$L$1]&amp;&quot;='&quot;&amp;[.L132]&amp;&quot;' -&quot;&amp;[.$M$1]&amp;&quot;='&quot;&amp;[.M132]&amp;&quot;' -&quot;&amp;[.$N$1]&amp;&quot;='&quot;&amp;[.N132]&amp;&quot;' -&quot;&amp;[.$O$1]&amp;&quot;='&quot;&amp;[.O132]&amp;&quot;' -&quot;&amp;[.$P$1]&amp;&quot;='&quot;&amp;[.P132]&amp;&quot;' -&quot;&amp;[.$Q$1]&amp;&quot;='&quot;&amp;[.Q132]&amp;&quot;' -&quot;&amp;[.$R$1]&amp;&quot;='&quot;&amp;[.R132]&amp;&quot;'&quot;&amp;&quot; -&quot;&amp;[.$S$1]&amp;&quot;='&quot;&amp;[.S132]&amp;&quot;'&quot;&amp;&quot; -&quot;&amp;[.$T$1]&amp;&quot;='&quot;&amp;[.T132]&amp;&quot;'&quot;" office:value-type="string" office:string-value="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" calcext:value-type="string">
            <text:p>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</text:p>
          </table:table-cell>
          <table:table-cell table:style-name="ce2" table:formula="of:=&quot;./combined_ethnicity.perl &quot;&amp;[.U132]&amp;&quot; &gt; ../common/ethnicities/01_&quot;&amp;SUBSTITUTE(SUBSTITUTE([.A132];&quot;/&quot;;&quot;_&quot;);&quot;advanced_&quot;;&quot;&quot;)&amp;&quot;;&quot;" office:value-type="string" office:string-value="./combined_ethnicity.perl 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 &gt; ../common/ethnicities/01_volgid.txt;" calcext:value-type="string">
            <text:p>./combined_ethnicity.perl 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 &gt; ../common/ethnicities/01_volgid.txt;</text:p>
          </table:table-cell>
          <table:table-cell table:number-columns-repeated="3"/>
          <table:table-cell table:style-name="ce2" table:formula="of:=SUM([.N132:.R13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rench</text:p>
          </table:table-cell>
          <table:table-cell table:style-name="ce2" table:formula="of:=&quot;-&quot;&amp;[.$A$1]&amp;&quot;='&quot;&amp;[.A133]&amp;&quot;' -&quot;&amp;[.$B$1]&amp;&quot;='&quot;&amp;[.B133]&amp;&quot;' -&quot;&amp;[.$C$1]&amp;&quot;='&quot;&amp;[.C133]&amp;&quot;' -&quot;&amp;[.$D$1]&amp;&quot;='&quot;&amp;[.D133]&amp;&quot;' -&quot;&amp;[.$E$1]&amp;&quot;='&quot;&amp;[.E133]&amp;&quot;' -&quot;&amp;[.$F$1]&amp;&quot;='&quot;&amp;[.F133]&amp;&quot;' -&quot;&amp;[.$G$1]&amp;&quot;='&quot;&amp;[.G133]&amp;&quot;' -&quot;&amp;[.$H$1]&amp;&quot;='&quot;&amp;[.H133]&amp;&quot;' -&quot;&amp;[.$I$1]&amp;&quot;='&quot;&amp;[.I133]&amp;&quot;' -&quot;&amp;[.$J$1]&amp;&quot;='&quot;&amp;[.J133]&amp;&quot;' -&quot;&amp;[.$K$1]&amp;&quot;='&quot;&amp;[.K133]&amp;&quot;' -&quot;&amp;[.$L$1]&amp;&quot;='&quot;&amp;[.L133]&amp;&quot;' -&quot;&amp;[.$M$1]&amp;&quot;='&quot;&amp;[.M133]&amp;&quot;' -&quot;&amp;[.$N$1]&amp;&quot;='&quot;&amp;[.N133]&amp;&quot;' -&quot;&amp;[.$O$1]&amp;&quot;='&quot;&amp;[.O133]&amp;&quot;' -&quot;&amp;[.$P$1]&amp;&quot;='&quot;&amp;[.P133]&amp;&quot;' -&quot;&amp;[.$Q$1]&amp;&quot;='&quot;&amp;[.Q133]&amp;&quot;' -&quot;&amp;[.$R$1]&amp;&quot;='&quot;&amp;[.R133]&amp;&quot;'&quot;&amp;&quot; -&quot;&amp;[.$S$1]&amp;&quot;='&quot;&amp;[.S133]&amp;&quot;'&quot;&amp;&quot; -&quot;&amp;[.$T$1]&amp;&quot;='&quot;&amp;[.T133]&amp;&quot;'&quot;" office:value-type="string" office:string-value="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" calcext:value-type="string">
            <text:p>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</text:p>
          </table:table-cell>
          <table:table-cell table:style-name="ce2" table:formula="of:=&quot;./combined_ethnicity.perl &quot;&amp;[.U133]&amp;&quot; &gt; ../common/ethnicities/01_&quot;&amp;SUBSTITUTE(SUBSTITUTE([.A133];&quot;/&quot;;&quot;_&quot;);&quot;advanced_&quot;;&quot;&quot;)&amp;&quot;;&quot;" office:value-type="string" office:string-value="./combined_ethnicity.perl 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" calcext:value-type="string">
            <text:p>./combined_ethnicity.perl 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</text:p>
          </table:table-cell>
          <table:table-cell table:style-name="ce2" table:number-columns-repeated="3"/>
          <table:table-cell table:style-name="ce2" table:formula="of:=SUM([.N133:.R133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west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utr</text:p>
          </table:table-cell>
          <table:table-cell table:style-name="ce2" table:formula="of:=&quot;-&quot;&amp;[.$A$1]&amp;&quot;='&quot;&amp;[.A134]&amp;&quot;' -&quot;&amp;[.$B$1]&amp;&quot;='&quot;&amp;[.B134]&amp;&quot;' -&quot;&amp;[.$C$1]&amp;&quot;='&quot;&amp;[.C134]&amp;&quot;' -&quot;&amp;[.$D$1]&amp;&quot;='&quot;&amp;[.D134]&amp;&quot;' -&quot;&amp;[.$E$1]&amp;&quot;='&quot;&amp;[.E134]&amp;&quot;' -&quot;&amp;[.$F$1]&amp;&quot;='&quot;&amp;[.F134]&amp;&quot;' -&quot;&amp;[.$G$1]&amp;&quot;='&quot;&amp;[.G134]&amp;&quot;' -&quot;&amp;[.$H$1]&amp;&quot;='&quot;&amp;[.H134]&amp;&quot;' -&quot;&amp;[.$I$1]&amp;&quot;='&quot;&amp;[.I134]&amp;&quot;' -&quot;&amp;[.$J$1]&amp;&quot;='&quot;&amp;[.J134]&amp;&quot;' -&quot;&amp;[.$K$1]&amp;&quot;='&quot;&amp;[.K134]&amp;&quot;' -&quot;&amp;[.$L$1]&amp;&quot;='&quot;&amp;[.L134]&amp;&quot;' -&quot;&amp;[.$M$1]&amp;&quot;='&quot;&amp;[.M134]&amp;&quot;' -&quot;&amp;[.$N$1]&amp;&quot;='&quot;&amp;[.N134]&amp;&quot;' -&quot;&amp;[.$O$1]&amp;&quot;='&quot;&amp;[.O134]&amp;&quot;' -&quot;&amp;[.$P$1]&amp;&quot;='&quot;&amp;[.P134]&amp;&quot;' -&quot;&amp;[.$Q$1]&amp;&quot;='&quot;&amp;[.Q134]&amp;&quot;' -&quot;&amp;[.$R$1]&amp;&quot;='&quot;&amp;[.R134]&amp;&quot;'&quot;&amp;&quot; -&quot;&amp;[.$S$1]&amp;&quot;='&quot;&amp;[.S134]&amp;&quot;'&quot;&amp;&quot; -&quot;&amp;[.$T$1]&amp;&quot;='&quot;&amp;[.T134]&amp;&quot;'&quot;" office:value-type="string" office:string-value="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" calcext:value-type="string">
            <text:p>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</text:p>
          </table:table-cell>
          <table:table-cell table:style-name="ce2" table:formula="of:=&quot;./combined_ethnicity.perl &quot;&amp;[.U134]&amp;&quot; &gt; ../common/ethnicities/01_&quot;&amp;SUBSTITUTE(SUBSTITUTE([.A134];&quot;/&quot;;&quot;_&quot;);&quot;advanced_&quot;;&quot;&quot;)&amp;&quot;;&quot;" office:value-type="string" office:string-value="./combined_ethnicity.perl 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" calcext:value-type="string">
            <text:p>./combined_ethnicity.perl 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</text:p>
          </table:table-cell>
          <table:table-cell table:number-columns-repeated="3"/>
          <table:table-cell table:style-name="ce2" table:formula="of:=SUM([.N134:.R134])" office:value-type="float" office:value="95" calcext:value-type="float">
            <text:p>95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westcongoles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135]&amp;&quot;' -&quot;&amp;[.$B$1]&amp;&quot;='&quot;&amp;[.B135]&amp;&quot;' -&quot;&amp;[.$C$1]&amp;&quot;='&quot;&amp;[.C135]&amp;&quot;' -&quot;&amp;[.$D$1]&amp;&quot;='&quot;&amp;[.D135]&amp;&quot;' -&quot;&amp;[.$E$1]&amp;&quot;='&quot;&amp;[.E135]&amp;&quot;' -&quot;&amp;[.$F$1]&amp;&quot;='&quot;&amp;[.F135]&amp;&quot;' -&quot;&amp;[.$G$1]&amp;&quot;='&quot;&amp;[.G135]&amp;&quot;' -&quot;&amp;[.$H$1]&amp;&quot;='&quot;&amp;[.H135]&amp;&quot;' -&quot;&amp;[.$I$1]&amp;&quot;='&quot;&amp;[.I135]&amp;&quot;' -&quot;&amp;[.$J$1]&amp;&quot;='&quot;&amp;[.J135]&amp;&quot;' -&quot;&amp;[.$K$1]&amp;&quot;='&quot;&amp;[.K135]&amp;&quot;' -&quot;&amp;[.$L$1]&amp;&quot;='&quot;&amp;[.L135]&amp;&quot;' -&quot;&amp;[.$M$1]&amp;&quot;='&quot;&amp;[.M135]&amp;&quot;' -&quot;&amp;[.$N$1]&amp;&quot;='&quot;&amp;[.N135]&amp;&quot;' -&quot;&amp;[.$O$1]&amp;&quot;='&quot;&amp;[.O135]&amp;&quot;' -&quot;&amp;[.$P$1]&amp;&quot;='&quot;&amp;[.P135]&amp;&quot;' -&quot;&amp;[.$Q$1]&amp;&quot;='&quot;&amp;[.Q135]&amp;&quot;' -&quot;&amp;[.$R$1]&amp;&quot;='&quot;&amp;[.R135]&amp;&quot;'&quot;&amp;&quot; -&quot;&amp;[.$S$1]&amp;&quot;='&quot;&amp;[.S135]&amp;&quot;'&quot;&amp;&quot; -&quot;&amp;[.$T$1]&amp;&quot;='&quot;&amp;[.T135]&amp;&quot;'&quot;" office:value-type="string" office:string-value="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35]&amp;&quot; &gt; ../common/ethnicities/01_&quot;&amp;SUBSTITUTE(SUBSTITUTE([.A135];&quot;/&quot;;&quot;_&quot;);&quot;advanced_&quot;;&quot;&quot;)&amp;&quot;;&quot;" office:value-type="string" office:string-value="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" calcext:value-type="string">
            <text:p>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</text:p>
          </table:table-cell>
          <table:table-cell table:number-columns-repeated="3"/>
          <table:table-cell table:style-name="ce2" table:formula="of:=SUM([.N135:.R135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2" table:formula="of:=&quot;-&quot;&amp;[.$A$1]&amp;&quot;='&quot;&amp;[.A136]&amp;&quot;' -&quot;&amp;[.$B$1]&amp;&quot;='&quot;&amp;[.B136]&amp;&quot;' -&quot;&amp;[.$C$1]&amp;&quot;='&quot;&amp;[.C136]&amp;&quot;' -&quot;&amp;[.$D$1]&amp;&quot;='&quot;&amp;[.D136]&amp;&quot;' -&quot;&amp;[.$E$1]&amp;&quot;='&quot;&amp;[.E136]&amp;&quot;' -&quot;&amp;[.$F$1]&amp;&quot;='&quot;&amp;[.F136]&amp;&quot;' -&quot;&amp;[.$G$1]&amp;&quot;='&quot;&amp;[.G136]&amp;&quot;' -&quot;&amp;[.$H$1]&amp;&quot;='&quot;&amp;[.H136]&amp;&quot;' -&quot;&amp;[.$I$1]&amp;&quot;='&quot;&amp;[.I136]&amp;&quot;' -&quot;&amp;[.$J$1]&amp;&quot;='&quot;&amp;[.J136]&amp;&quot;' -&quot;&amp;[.$K$1]&amp;&quot;='&quot;&amp;[.K136]&amp;&quot;' -&quot;&amp;[.$L$1]&amp;&quot;='&quot;&amp;[.L136]&amp;&quot;' -&quot;&amp;[.$M$1]&amp;&quot;='&quot;&amp;[.M136]&amp;&quot;' -&quot;&amp;[.$N$1]&amp;&quot;='&quot;&amp;[.N136]&amp;&quot;' -&quot;&amp;[.$O$1]&amp;&quot;='&quot;&amp;[.O136]&amp;&quot;' -&quot;&amp;[.$P$1]&amp;&quot;='&quot;&amp;[.P136]&amp;&quot;' -&quot;&amp;[.$Q$1]&amp;&quot;='&quot;&amp;[.Q136]&amp;&quot;' -&quot;&amp;[.$R$1]&amp;&quot;='&quot;&amp;[.R136]&amp;&quot;'&quot;&amp;&quot; -&quot;&amp;[.$S$1]&amp;&quot;='&quot;&amp;[.S136]&amp;&quot;'&quot;&amp;&quot; -&quot;&amp;[.$T$1]&amp;&quot;='&quot;&amp;[.T136]&amp;&quot;'&quot;" office:value-type="string" office:string-value="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36]&amp;&quot; &gt; ../common/ethnicities/01_&quot;&amp;SUBSTITUTE(SUBSTITUTE([.A136];&quot;/&quot;;&quot;_&quot;);&quot;advanced_&quot;;&quot;&quot;)&amp;&quot;;&quot;" office:value-type="string" office:string-value="./combined_ethnicity.perl 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" calcext:value-type="string">
            <text:p>./combined_ethnicity.perl 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</text:p>
          </table:table-cell>
          <table:table-cell table:style-name="ce2" table:number-columns-repeated="3"/>
          <table:table-cell table:style-name="ce2" table:formula="of:=SUM([.N136:.R136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yemen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yemeni</text:p>
          </table:table-cell>
          <table:table-cell table:style-name="ce2" table:formula="of:=&quot;-&quot;&amp;[.$A$1]&amp;&quot;='&quot;&amp;[.A137]&amp;&quot;' -&quot;&amp;[.$B$1]&amp;&quot;='&quot;&amp;[.B137]&amp;&quot;' -&quot;&amp;[.$C$1]&amp;&quot;='&quot;&amp;[.C137]&amp;&quot;' -&quot;&amp;[.$D$1]&amp;&quot;='&quot;&amp;[.D137]&amp;&quot;' -&quot;&amp;[.$E$1]&amp;&quot;='&quot;&amp;[.E137]&amp;&quot;' -&quot;&amp;[.$F$1]&amp;&quot;='&quot;&amp;[.F137]&amp;&quot;' -&quot;&amp;[.$G$1]&amp;&quot;='&quot;&amp;[.G137]&amp;&quot;' -&quot;&amp;[.$H$1]&amp;&quot;='&quot;&amp;[.H137]&amp;&quot;' -&quot;&amp;[.$I$1]&amp;&quot;='&quot;&amp;[.I137]&amp;&quot;' -&quot;&amp;[.$J$1]&amp;&quot;='&quot;&amp;[.J137]&amp;&quot;' -&quot;&amp;[.$K$1]&amp;&quot;='&quot;&amp;[.K137]&amp;&quot;' -&quot;&amp;[.$L$1]&amp;&quot;='&quot;&amp;[.L137]&amp;&quot;' -&quot;&amp;[.$M$1]&amp;&quot;='&quot;&amp;[.M137]&amp;&quot;' -&quot;&amp;[.$N$1]&amp;&quot;='&quot;&amp;[.N137]&amp;&quot;' -&quot;&amp;[.$O$1]&amp;&quot;='&quot;&amp;[.O137]&amp;&quot;' -&quot;&amp;[.$P$1]&amp;&quot;='&quot;&amp;[.P137]&amp;&quot;' -&quot;&amp;[.$Q$1]&amp;&quot;='&quot;&amp;[.Q137]&amp;&quot;' -&quot;&amp;[.$R$1]&amp;&quot;='&quot;&amp;[.R137]&amp;&quot;'&quot;&amp;&quot; -&quot;&amp;[.$S$1]&amp;&quot;='&quot;&amp;[.S137]&amp;&quot;'&quot;&amp;&quot; -&quot;&amp;[.$T$1]&amp;&quot;='&quot;&amp;[.T137]&amp;&quot;'&quot;" office:value-type="string" office:string-value="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" calcext:value-type="string">
            <text:p>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</text:p>
          </table:table-cell>
          <table:table-cell table:style-name="ce2" table:formula="of:=&quot;./combined_ethnicity.perl &quot;&amp;[.U137]&amp;&quot; &gt; ../common/ethnicities/01_&quot;&amp;SUBSTITUTE(SUBSTITUTE([.A137];&quot;/&quot;;&quot;_&quot;);&quot;advanced_&quot;;&quot;&quot;)&amp;&quot;;&quot;" office:value-type="string" office:string-value="./combined_ethnicity.perl 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" calcext:value-type="string">
            <text:p>./combined_ethnicity.perl 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</text:p>
          </table:table-cell>
          <table:table-cell table:number-columns-repeated="3"/>
          <table:table-cell table:style-name="ce2" table:formula="of:=SUM([.N137:.R137])"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amazonid.txt</text:p>
          </table:table-cell>
          <table:table-cell table:style-name="ce6" table:formula="of:=[.A138]" office:value-type="string" office:string-value="basic/amazonid.txt" calcext:value-type="string">
            <text:p>basic/amazo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138]&amp;&quot;' -&quot;&amp;[.$B$1]&amp;&quot;='&quot;&amp;[.B138]&amp;&quot;' -&quot;&amp;[.$C$1]&amp;&quot;='&quot;&amp;[.C138]&amp;&quot;' -&quot;&amp;[.$D$1]&amp;&quot;='&quot;&amp;[.D138]&amp;&quot;' -&quot;&amp;[.$E$1]&amp;&quot;='&quot;&amp;[.E138]&amp;&quot;' -&quot;&amp;[.$F$1]&amp;&quot;='&quot;&amp;[.F138]&amp;&quot;' -&quot;&amp;[.$G$1]&amp;&quot;='&quot;&amp;[.G138]&amp;&quot;' -&quot;&amp;[.$H$1]&amp;&quot;='&quot;&amp;[.H138]&amp;&quot;' -&quot;&amp;[.$I$1]&amp;&quot;='&quot;&amp;[.I138]&amp;&quot;' -&quot;&amp;[.$J$1]&amp;&quot;='&quot;&amp;[.J138]&amp;&quot;' -&quot;&amp;[.$K$1]&amp;&quot;='&quot;&amp;[.K138]&amp;&quot;' -&quot;&amp;[.$L$1]&amp;&quot;='&quot;&amp;[.L138]&amp;&quot;' -&quot;&amp;[.$M$1]&amp;&quot;='&quot;&amp;[.M138]&amp;&quot;' -&quot;&amp;[.$N$1]&amp;&quot;='&quot;&amp;[.N138]&amp;&quot;' -&quot;&amp;[.$O$1]&amp;&quot;='&quot;&amp;[.O138]&amp;&quot;' -&quot;&amp;[.$P$1]&amp;&quot;='&quot;&amp;[.P138]&amp;&quot;' -&quot;&amp;[.$Q$1]&amp;&quot;='&quot;&amp;[.Q138]&amp;&quot;' -&quot;&amp;[.$R$1]&amp;&quot;='&quot;&amp;[.R138]&amp;&quot;'&quot;&amp;&quot; -&quot;&amp;[.$S$1]&amp;&quot;='&quot;&amp;[.S138]&amp;&quot;'&quot;&amp;&quot; -&quot;&amp;[.$T$1]&amp;&quot;='&quot;&amp;[.T138]&amp;&quot;'&quot;" office:value-type="string" office:string-value="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style-name="ce2" table:formula="of:=&quot;./combined_ethnicity.perl &quot;&amp;[.U138]&amp;&quot; &gt; ../common/ethnicities/01_&quot;&amp;SUBSTITUTE(SUBSTITUTE([.A138];&quot;/&quot;;&quot;_&quot;);&quot;advanced_&quot;;&quot;&quot;)&amp;&quot;;&quot;" office:value-type="string" office:string-value="./combined_ethnicity.perl 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mazonid.txt;" calcext:value-type="string">
            <text:p>./combined_ethnicity.perl 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mazonid.txt;</text:p>
          </table:table-cell>
          <table:table-cell table:number-columns-repeated="3"/>
          <table:table-cell table:style-name="ce2" table:formula="of:=SUM([.N138:.R138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andid.txt</text:p>
          </table:table-cell>
          <table:table-cell table:style-name="ce6" table:formula="of:=[.A139]" office:value-type="string" office:string-value="basic/andid.txt" calcext:value-type="string">
            <text:p>basic/a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139]&amp;&quot;' -&quot;&amp;[.$B$1]&amp;&quot;='&quot;&amp;[.B139]&amp;&quot;' -&quot;&amp;[.$C$1]&amp;&quot;='&quot;&amp;[.C139]&amp;&quot;' -&quot;&amp;[.$D$1]&amp;&quot;='&quot;&amp;[.D139]&amp;&quot;' -&quot;&amp;[.$E$1]&amp;&quot;='&quot;&amp;[.E139]&amp;&quot;' -&quot;&amp;[.$F$1]&amp;&quot;='&quot;&amp;[.F139]&amp;&quot;' -&quot;&amp;[.$G$1]&amp;&quot;='&quot;&amp;[.G139]&amp;&quot;' -&quot;&amp;[.$H$1]&amp;&quot;='&quot;&amp;[.H139]&amp;&quot;' -&quot;&amp;[.$I$1]&amp;&quot;='&quot;&amp;[.I139]&amp;&quot;' -&quot;&amp;[.$J$1]&amp;&quot;='&quot;&amp;[.J139]&amp;&quot;' -&quot;&amp;[.$K$1]&amp;&quot;='&quot;&amp;[.K139]&amp;&quot;' -&quot;&amp;[.$L$1]&amp;&quot;='&quot;&amp;[.L139]&amp;&quot;' -&quot;&amp;[.$M$1]&amp;&quot;='&quot;&amp;[.M139]&amp;&quot;' -&quot;&amp;[.$N$1]&amp;&quot;='&quot;&amp;[.N139]&amp;&quot;' -&quot;&amp;[.$O$1]&amp;&quot;='&quot;&amp;[.O139]&amp;&quot;' -&quot;&amp;[.$P$1]&amp;&quot;='&quot;&amp;[.P139]&amp;&quot;' -&quot;&amp;[.$Q$1]&amp;&quot;='&quot;&amp;[.Q139]&amp;&quot;' -&quot;&amp;[.$R$1]&amp;&quot;='&quot;&amp;[.R139]&amp;&quot;'&quot;&amp;&quot; -&quot;&amp;[.$S$1]&amp;&quot;='&quot;&amp;[.S139]&amp;&quot;'&quot;&amp;&quot; -&quot;&amp;[.$T$1]&amp;&quot;='&quot;&amp;[.T139]&amp;&quot;'&quot;" office:value-type="string" office:string-value="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style-name="ce2" table:formula="of:=&quot;./combined_ethnicity.perl &quot;&amp;[.U139]&amp;&quot; &gt; ../common/ethnicities/01_&quot;&amp;SUBSTITUTE(SUBSTITUTE([.A139];&quot;/&quot;;&quot;_&quot;);&quot;advanced_&quot;;&quot;&quot;)&amp;&quot;;&quot;" office:value-type="string" office:string-value="./combined_ethnicity.perl 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ndid.txt;" calcext:value-type="string">
            <text:p>./combined_ethnicity.perl 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ndid.txt;</text:p>
          </table:table-cell>
          <table:table-cell table:number-columns-repeated="3"/>
          <table:table-cell table:style-name="ce2" table:formula="of:=SUM([.N139:.R139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australid.txt</text:p>
          </table:table-cell>
          <table:table-cell table:style-name="ce6" table:formula="of:=[.A140]" office:value-type="string" office:string-value="basic/australid.txt" calcext:value-type="string">
            <text:p>basic/austral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140]&amp;&quot;' -&quot;&amp;[.$B$1]&amp;&quot;='&quot;&amp;[.B140]&amp;&quot;' -&quot;&amp;[.$C$1]&amp;&quot;='&quot;&amp;[.C140]&amp;&quot;' -&quot;&amp;[.$D$1]&amp;&quot;='&quot;&amp;[.D140]&amp;&quot;' -&quot;&amp;[.$E$1]&amp;&quot;='&quot;&amp;[.E140]&amp;&quot;' -&quot;&amp;[.$F$1]&amp;&quot;='&quot;&amp;[.F140]&amp;&quot;' -&quot;&amp;[.$G$1]&amp;&quot;='&quot;&amp;[.G140]&amp;&quot;' -&quot;&amp;[.$H$1]&amp;&quot;='&quot;&amp;[.H140]&amp;&quot;' -&quot;&amp;[.$I$1]&amp;&quot;='&quot;&amp;[.I140]&amp;&quot;' -&quot;&amp;[.$J$1]&amp;&quot;='&quot;&amp;[.J140]&amp;&quot;' -&quot;&amp;[.$K$1]&amp;&quot;='&quot;&amp;[.K140]&amp;&quot;' -&quot;&amp;[.$L$1]&amp;&quot;='&quot;&amp;[.L140]&amp;&quot;' -&quot;&amp;[.$M$1]&amp;&quot;='&quot;&amp;[.M140]&amp;&quot;' -&quot;&amp;[.$N$1]&amp;&quot;='&quot;&amp;[.N140]&amp;&quot;' -&quot;&amp;[.$O$1]&amp;&quot;='&quot;&amp;[.O140]&amp;&quot;' -&quot;&amp;[.$P$1]&amp;&quot;='&quot;&amp;[.P140]&amp;&quot;' -&quot;&amp;[.$Q$1]&amp;&quot;='&quot;&amp;[.Q140]&amp;&quot;' -&quot;&amp;[.$R$1]&amp;&quot;='&quot;&amp;[.R140]&amp;&quot;'&quot;&amp;&quot; -&quot;&amp;[.$S$1]&amp;&quot;='&quot;&amp;[.S140]&amp;&quot;'&quot;&amp;&quot; -&quot;&amp;[.$T$1]&amp;&quot;='&quot;&amp;[.T140]&amp;&quot;'&quot;" office:value-type="string" office:string-value="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" calcext:value-type="string">
            <text:p>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</text:p>
          </table:table-cell>
          <table:table-cell table:style-name="ce2" table:formula="of:=&quot;./combined_ethnicity.perl &quot;&amp;[.U140]&amp;&quot; &gt; ../common/ethnicities/01_&quot;&amp;SUBSTITUTE(SUBSTITUTE([.A140];&quot;/&quot;;&quot;_&quot;);&quot;advanced_&quot;;&quot;&quot;)&amp;&quot;;&quot;" office:value-type="string" office:string-value="./combined_ethnicity.perl 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&gt; ../common/ethnicities/01_basic_australid.txt;" calcext:value-type="string">
            <text:p>./combined_ethnicity.perl 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&gt; ../common/ethnicities/01_basic_australid.txt;</text:p>
          </table:table-cell>
          <table:table-cell table:number-columns-repeated="3"/>
          <table:table-cell table:style-name="ce2" table:formula="of:=SUM([.N140:.R140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bambutid.txt</text:p>
          </table:table-cell>
          <table:table-cell table:style-name="ce6" table:formula="of:=[.A141]" office:value-type="string" office:string-value="basic/bambutid.txt" calcext:value-type="string">
            <text:p>basic/bambut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141]&amp;&quot;' -&quot;&amp;[.$B$1]&amp;&quot;='&quot;&amp;[.B141]&amp;&quot;' -&quot;&amp;[.$C$1]&amp;&quot;='&quot;&amp;[.C141]&amp;&quot;' -&quot;&amp;[.$D$1]&amp;&quot;='&quot;&amp;[.D141]&amp;&quot;' -&quot;&amp;[.$E$1]&amp;&quot;='&quot;&amp;[.E141]&amp;&quot;' -&quot;&amp;[.$F$1]&amp;&quot;='&quot;&amp;[.F141]&amp;&quot;' -&quot;&amp;[.$G$1]&amp;&quot;='&quot;&amp;[.G141]&amp;&quot;' -&quot;&amp;[.$H$1]&amp;&quot;='&quot;&amp;[.H141]&amp;&quot;' -&quot;&amp;[.$I$1]&amp;&quot;='&quot;&amp;[.I141]&amp;&quot;' -&quot;&amp;[.$J$1]&amp;&quot;='&quot;&amp;[.J141]&amp;&quot;' -&quot;&amp;[.$K$1]&amp;&quot;='&quot;&amp;[.K141]&amp;&quot;' -&quot;&amp;[.$L$1]&amp;&quot;='&quot;&amp;[.L141]&amp;&quot;' -&quot;&amp;[.$M$1]&amp;&quot;='&quot;&amp;[.M141]&amp;&quot;' -&quot;&amp;[.$N$1]&amp;&quot;='&quot;&amp;[.N141]&amp;&quot;' -&quot;&amp;[.$O$1]&amp;&quot;='&quot;&amp;[.O141]&amp;&quot;' -&quot;&amp;[.$P$1]&amp;&quot;='&quot;&amp;[.P141]&amp;&quot;' -&quot;&amp;[.$Q$1]&amp;&quot;='&quot;&amp;[.Q141]&amp;&quot;' -&quot;&amp;[.$R$1]&amp;&quot;='&quot;&amp;[.R141]&amp;&quot;'&quot;&amp;&quot; -&quot;&amp;[.$S$1]&amp;&quot;='&quot;&amp;[.S141]&amp;&quot;'&quot;&amp;&quot; -&quot;&amp;[.$T$1]&amp;&quot;='&quot;&amp;[.T141]&amp;&quot;'&quot;" office:value-type="string" office:string-value="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" calcext:value-type="string">
            <text:p>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141]&amp;&quot; &gt; ../common/ethnicities/01_&quot;&amp;SUBSTITUTE(SUBSTITUTE([.A141];&quot;/&quot;;&quot;_&quot;);&quot;advanced_&quot;;&quot;&quot;)&amp;&quot;;&quot;" office:value-type="string" office:string-value="./combined_ethnicity.perl 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&gt; ../common/ethnicities/01_basic_bambutid.txt;" calcext:value-type="string">
            <text:p>./combined_ethnicity.perl 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&gt; ../common/ethnicities/01_basic_bambutid.txt;</text:p>
          </table:table-cell>
          <table:table-cell table:number-columns-repeated="3"/>
          <table:table-cell table:style-name="ce2" table:formula="of:=SUM([.N141:.R141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bantuid.txt</text:p>
          </table:table-cell>
          <table:table-cell table:style-name="ce6" table:formula="of:=[.A142]" office:value-type="string" office:string-value="basic/bantuid.txt" calcext:value-type="string">
            <text:p>basic/bantu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142]&amp;&quot;' -&quot;&amp;[.$B$1]&amp;&quot;='&quot;&amp;[.B142]&amp;&quot;' -&quot;&amp;[.$C$1]&amp;&quot;='&quot;&amp;[.C142]&amp;&quot;' -&quot;&amp;[.$D$1]&amp;&quot;='&quot;&amp;[.D142]&amp;&quot;' -&quot;&amp;[.$E$1]&amp;&quot;='&quot;&amp;[.E142]&amp;&quot;' -&quot;&amp;[.$F$1]&amp;&quot;='&quot;&amp;[.F142]&amp;&quot;' -&quot;&amp;[.$G$1]&amp;&quot;='&quot;&amp;[.G142]&amp;&quot;' -&quot;&amp;[.$H$1]&amp;&quot;='&quot;&amp;[.H142]&amp;&quot;' -&quot;&amp;[.$I$1]&amp;&quot;='&quot;&amp;[.I142]&amp;&quot;' -&quot;&amp;[.$J$1]&amp;&quot;='&quot;&amp;[.J142]&amp;&quot;' -&quot;&amp;[.$K$1]&amp;&quot;='&quot;&amp;[.K142]&amp;&quot;' -&quot;&amp;[.$L$1]&amp;&quot;='&quot;&amp;[.L142]&amp;&quot;' -&quot;&amp;[.$M$1]&amp;&quot;='&quot;&amp;[.M142]&amp;&quot;' -&quot;&amp;[.$N$1]&amp;&quot;='&quot;&amp;[.N142]&amp;&quot;' -&quot;&amp;[.$O$1]&amp;&quot;='&quot;&amp;[.O142]&amp;&quot;' -&quot;&amp;[.$P$1]&amp;&quot;='&quot;&amp;[.P142]&amp;&quot;' -&quot;&amp;[.$Q$1]&amp;&quot;='&quot;&amp;[.Q142]&amp;&quot;' -&quot;&amp;[.$R$1]&amp;&quot;='&quot;&amp;[.R142]&amp;&quot;'&quot;&amp;&quot; -&quot;&amp;[.$S$1]&amp;&quot;='&quot;&amp;[.S142]&amp;&quot;'&quot;&amp;&quot; -&quot;&amp;[.$T$1]&amp;&quot;='&quot;&amp;[.T142]&amp;&quot;'&quot;" office:value-type="string" office:string-value="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142]&amp;&quot; &gt; ../common/ethnicities/01_&quot;&amp;SUBSTITUTE(SUBSTITUTE([.A142];&quot;/&quot;;&quot;_&quot;);&quot;advanced_&quot;;&quot;&quot;)&amp;&quot;;&quot;" office:value-type="string" office:string-value="./combined_ethnicity.perl 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basic_bantuid.txt;" calcext:value-type="string">
            <text:p>./combined_ethnicity.perl 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basic_bantuid.txt;</text:p>
          </table:table-cell>
          <table:table-cell table:number-columns-repeated="3"/>
          <table:table-cell table:style-name="ce2" table:formula="of:=SUM([.N142:.R14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centralid.txt</text:p>
          </table:table-cell>
          <table:table-cell table:style-name="ce6" table:formula="of:=[.A143]" office:value-type="string" office:string-value="basic/centralid.txt" calcext:value-type="string">
            <text:p>basic/cent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143]&amp;&quot;' -&quot;&amp;[.$B$1]&amp;&quot;='&quot;&amp;[.B143]&amp;&quot;' -&quot;&amp;[.$C$1]&amp;&quot;='&quot;&amp;[.C143]&amp;&quot;' -&quot;&amp;[.$D$1]&amp;&quot;='&quot;&amp;[.D143]&amp;&quot;' -&quot;&amp;[.$E$1]&amp;&quot;='&quot;&amp;[.E143]&amp;&quot;' -&quot;&amp;[.$F$1]&amp;&quot;='&quot;&amp;[.F143]&amp;&quot;' -&quot;&amp;[.$G$1]&amp;&quot;='&quot;&amp;[.G143]&amp;&quot;' -&quot;&amp;[.$H$1]&amp;&quot;='&quot;&amp;[.H143]&amp;&quot;' -&quot;&amp;[.$I$1]&amp;&quot;='&quot;&amp;[.I143]&amp;&quot;' -&quot;&amp;[.$J$1]&amp;&quot;='&quot;&amp;[.J143]&amp;&quot;' -&quot;&amp;[.$K$1]&amp;&quot;='&quot;&amp;[.K143]&amp;&quot;' -&quot;&amp;[.$L$1]&amp;&quot;='&quot;&amp;[.L143]&amp;&quot;' -&quot;&amp;[.$M$1]&amp;&quot;='&quot;&amp;[.M143]&amp;&quot;' -&quot;&amp;[.$N$1]&amp;&quot;='&quot;&amp;[.N143]&amp;&quot;' -&quot;&amp;[.$O$1]&amp;&quot;='&quot;&amp;[.O143]&amp;&quot;' -&quot;&amp;[.$P$1]&amp;&quot;='&quot;&amp;[.P143]&amp;&quot;' -&quot;&amp;[.$Q$1]&amp;&quot;='&quot;&amp;[.Q143]&amp;&quot;' -&quot;&amp;[.$R$1]&amp;&quot;='&quot;&amp;[.R143]&amp;&quot;'&quot;&amp;&quot; -&quot;&amp;[.$S$1]&amp;&quot;='&quot;&amp;[.S143]&amp;&quot;'&quot;&amp;&quot; -&quot;&amp;[.$T$1]&amp;&quot;='&quot;&amp;[.T143]&amp;&quot;'&quot;" office:value-type="string" office:string-value="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style-name="ce2" table:formula="of:=&quot;./combined_ethnicity.perl &quot;&amp;[.U143]&amp;&quot; &gt; ../common/ethnicities/01_&quot;&amp;SUBSTITUTE(SUBSTITUTE([.A143];&quot;/&quot;;&quot;_&quot;);&quot;advanced_&quot;;&quot;&quot;)&amp;&quot;;&quot;" office:value-type="string" office:string-value="./combined_ethnicity.perl 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centralid.txt;" calcext:value-type="string">
            <text:p>./combined_ethnicity.perl 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centralid.txt;</text:p>
          </table:table-cell>
          <table:table-cell table:number-columns-repeated="3"/>
          <table:table-cell table:style-name="ce2" table:formula="of:=SUM([.N143:.R143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eskimid.txt</text:p>
          </table:table-cell>
          <table:table-cell table:style-name="ce6" table:formula="of:=[.A144]" office:value-type="string" office:string-value="basic/eskimid.txt" calcext:value-type="string">
            <text:p>basic/eskim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jurchen</text:p>
          </table:table-cell>
          <table:table-cell table:style-name="ce2" table:formula="of:=&quot;-&quot;&amp;[.$A$1]&amp;&quot;='&quot;&amp;[.A144]&amp;&quot;' -&quot;&amp;[.$B$1]&amp;&quot;='&quot;&amp;[.B144]&amp;&quot;' -&quot;&amp;[.$C$1]&amp;&quot;='&quot;&amp;[.C144]&amp;&quot;' -&quot;&amp;[.$D$1]&amp;&quot;='&quot;&amp;[.D144]&amp;&quot;' -&quot;&amp;[.$E$1]&amp;&quot;='&quot;&amp;[.E144]&amp;&quot;' -&quot;&amp;[.$F$1]&amp;&quot;='&quot;&amp;[.F144]&amp;&quot;' -&quot;&amp;[.$G$1]&amp;&quot;='&quot;&amp;[.G144]&amp;&quot;' -&quot;&amp;[.$H$1]&amp;&quot;='&quot;&amp;[.H144]&amp;&quot;' -&quot;&amp;[.$I$1]&amp;&quot;='&quot;&amp;[.I144]&amp;&quot;' -&quot;&amp;[.$J$1]&amp;&quot;='&quot;&amp;[.J144]&amp;&quot;' -&quot;&amp;[.$K$1]&amp;&quot;='&quot;&amp;[.K144]&amp;&quot;' -&quot;&amp;[.$L$1]&amp;&quot;='&quot;&amp;[.L144]&amp;&quot;' -&quot;&amp;[.$M$1]&amp;&quot;='&quot;&amp;[.M144]&amp;&quot;' -&quot;&amp;[.$N$1]&amp;&quot;='&quot;&amp;[.N144]&amp;&quot;' -&quot;&amp;[.$O$1]&amp;&quot;='&quot;&amp;[.O144]&amp;&quot;' -&quot;&amp;[.$P$1]&amp;&quot;='&quot;&amp;[.P144]&amp;&quot;' -&quot;&amp;[.$Q$1]&amp;&quot;='&quot;&amp;[.Q144]&amp;&quot;' -&quot;&amp;[.$R$1]&amp;&quot;='&quot;&amp;[.R144]&amp;&quot;'&quot;&amp;&quot; -&quot;&amp;[.$S$1]&amp;&quot;='&quot;&amp;[.S144]&amp;&quot;'&quot;&amp;&quot; -&quot;&amp;[.$T$1]&amp;&quot;='&quot;&amp;[.T144]&amp;&quot;'&quot;" office:value-type="string" office:string-value="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" calcext:value-type="string">
            <text:p>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</text:p>
          </table:table-cell>
          <table:table-cell table:style-name="ce2" table:formula="of:=&quot;./combined_ethnicity.perl &quot;&amp;[.U144]&amp;&quot; &gt; ../common/ethnicities/01_&quot;&amp;SUBSTITUTE(SUBSTITUTE([.A144];&quot;/&quot;;&quot;_&quot;);&quot;advanced_&quot;;&quot;&quot;)&amp;&quot;;&quot;" office:value-type="string" office:string-value="./combined_ethnicity.perl 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&gt; ../common/ethnicities/01_basic_eskimid.txt;" calcext:value-type="string">
            <text:p>./combined_ethnicity.perl 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&gt; ../common/ethnicities/01_basic_eskimid.txt;</text:p>
          </table:table-cell>
          <table:table-cell table:number-columns-repeated="3"/>
          <table:table-cell table:style-name="ce2" table:formula="of:=SUM([.N144:.R144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khoid.txt</text:p>
          </table:table-cell>
          <table:table-cell table:style-name="ce6" table:formula="of:=[.A145]" office:value-type="string" office:string-value="basic/khoid.txt" calcext:value-type="string">
            <text:p>basic/kho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145]&amp;&quot;' -&quot;&amp;[.$B$1]&amp;&quot;='&quot;&amp;[.B145]&amp;&quot;' -&quot;&amp;[.$C$1]&amp;&quot;='&quot;&amp;[.C145]&amp;&quot;' -&quot;&amp;[.$D$1]&amp;&quot;='&quot;&amp;[.D145]&amp;&quot;' -&quot;&amp;[.$E$1]&amp;&quot;='&quot;&amp;[.E145]&amp;&quot;' -&quot;&amp;[.$F$1]&amp;&quot;='&quot;&amp;[.F145]&amp;&quot;' -&quot;&amp;[.$G$1]&amp;&quot;='&quot;&amp;[.G145]&amp;&quot;' -&quot;&amp;[.$H$1]&amp;&quot;='&quot;&amp;[.H145]&amp;&quot;' -&quot;&amp;[.$I$1]&amp;&quot;='&quot;&amp;[.I145]&amp;&quot;' -&quot;&amp;[.$J$1]&amp;&quot;='&quot;&amp;[.J145]&amp;&quot;' -&quot;&amp;[.$K$1]&amp;&quot;='&quot;&amp;[.K145]&amp;&quot;' -&quot;&amp;[.$L$1]&amp;&quot;='&quot;&amp;[.L145]&amp;&quot;' -&quot;&amp;[.$M$1]&amp;&quot;='&quot;&amp;[.M145]&amp;&quot;' -&quot;&amp;[.$N$1]&amp;&quot;='&quot;&amp;[.N145]&amp;&quot;' -&quot;&amp;[.$O$1]&amp;&quot;='&quot;&amp;[.O145]&amp;&quot;' -&quot;&amp;[.$P$1]&amp;&quot;='&quot;&amp;[.P145]&amp;&quot;' -&quot;&amp;[.$Q$1]&amp;&quot;='&quot;&amp;[.Q145]&amp;&quot;' -&quot;&amp;[.$R$1]&amp;&quot;='&quot;&amp;[.R145]&amp;&quot;'&quot;&amp;&quot; -&quot;&amp;[.$S$1]&amp;&quot;='&quot;&amp;[.S145]&amp;&quot;'&quot;&amp;&quot; -&quot;&amp;[.$T$1]&amp;&quot;='&quot;&amp;[.T145]&amp;&quot;'&quot;" office:value-type="string" office:string-value="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" calcext:value-type="string">
            <text:p>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</text:p>
          </table:table-cell>
          <table:table-cell table:style-name="ce2" table:formula="of:=&quot;./combined_ethnicity.perl &quot;&amp;[.U145]&amp;&quot; &gt; ../common/ethnicities/01_&quot;&amp;SUBSTITUTE(SUBSTITUTE([.A145];&quot;/&quot;;&quot;_&quot;);&quot;advanced_&quot;;&quot;&quot;)&amp;&quot;;&quot;" office:value-type="string" office:string-value="./combined_ethnicity.perl 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&gt; ../common/ethnicities/01_basic_khoid.txt;" calcext:value-type="string">
            <text:p>./combined_ethnicity.perl 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&gt; ../common/ethnicities/01_basic_khoid.txt;</text:p>
          </table:table-cell>
          <table:table-cell table:number-columns-repeated="3"/>
          <table:table-cell table:style-name="ce2" table:formula="of:=SUM([.N145:.R145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margid.txt</text:p>
          </table:table-cell>
          <table:table-cell table:style-name="ce6" table:formula="of:=[.A146]" office:value-type="string" office:string-value="basic/margid.txt" calcext:value-type="string">
            <text:p>basic/mar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Red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146]&amp;&quot;' -&quot;&amp;[.$B$1]&amp;&quot;='&quot;&amp;[.B146]&amp;&quot;' -&quot;&amp;[.$C$1]&amp;&quot;='&quot;&amp;[.C146]&amp;&quot;' -&quot;&amp;[.$D$1]&amp;&quot;='&quot;&amp;[.D146]&amp;&quot;' -&quot;&amp;[.$E$1]&amp;&quot;='&quot;&amp;[.E146]&amp;&quot;' -&quot;&amp;[.$F$1]&amp;&quot;='&quot;&amp;[.F146]&amp;&quot;' -&quot;&amp;[.$G$1]&amp;&quot;='&quot;&amp;[.G146]&amp;&quot;' -&quot;&amp;[.$H$1]&amp;&quot;='&quot;&amp;[.H146]&amp;&quot;' -&quot;&amp;[.$I$1]&amp;&quot;='&quot;&amp;[.I146]&amp;&quot;' -&quot;&amp;[.$J$1]&amp;&quot;='&quot;&amp;[.J146]&amp;&quot;' -&quot;&amp;[.$K$1]&amp;&quot;='&quot;&amp;[.K146]&amp;&quot;' -&quot;&amp;[.$L$1]&amp;&quot;='&quot;&amp;[.L146]&amp;&quot;' -&quot;&amp;[.$M$1]&amp;&quot;='&quot;&amp;[.M146]&amp;&quot;' -&quot;&amp;[.$N$1]&amp;&quot;='&quot;&amp;[.N146]&amp;&quot;' -&quot;&amp;[.$O$1]&amp;&quot;='&quot;&amp;[.O146]&amp;&quot;' -&quot;&amp;[.$P$1]&amp;&quot;='&quot;&amp;[.P146]&amp;&quot;' -&quot;&amp;[.$Q$1]&amp;&quot;='&quot;&amp;[.Q146]&amp;&quot;' -&quot;&amp;[.$R$1]&amp;&quot;='&quot;&amp;[.R146]&amp;&quot;'&quot;&amp;&quot; -&quot;&amp;[.$S$1]&amp;&quot;='&quot;&amp;[.S146]&amp;&quot;'&quot;&amp;&quot; -&quot;&amp;[.$T$1]&amp;&quot;='&quot;&amp;[.T146]&amp;&quot;'&quot;" office:value-type="string" office:string-value="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" calcext:value-type="string">
            <text:p>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</text:p>
          </table:table-cell>
          <table:table-cell table:style-name="ce2" table:formula="of:=&quot;./combined_ethnicity.perl &quot;&amp;[.U146]&amp;&quot; &gt; ../common/ethnicities/01_&quot;&amp;SUBSTITUTE(SUBSTITUTE([.A146];&quot;/&quot;;&quot;_&quot;);&quot;advanced_&quot;;&quot;&quot;)&amp;&quot;;&quot;" office:value-type="string" office:string-value="./combined_ethnicity.perl 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&gt; ../common/ethnicities/01_basic_margid.txt;" calcext:value-type="string">
            <text:p>./combined_ethnicity.perl 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&gt; ../common/ethnicities/01_basic_margid.txt;</text:p>
          </table:table-cell>
          <table:table-cell table:number-columns-repeated="3"/>
          <table:table-cell table:style-name="ce2" table:formula="of:=SUM([.N146:.R146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melanesid.txt</text:p>
          </table:table-cell>
          <table:table-cell table:style-name="ce6" table:formula="of:=[.A147]" office:value-type="string" office:string-value="basic/melanesid.txt" calcext:value-type="string">
            <text:p>basic/melanes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30" calcext:value-type="float">
            <text:p>3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147]&amp;&quot;' -&quot;&amp;[.$B$1]&amp;&quot;='&quot;&amp;[.B147]&amp;&quot;' -&quot;&amp;[.$C$1]&amp;&quot;='&quot;&amp;[.C147]&amp;&quot;' -&quot;&amp;[.$D$1]&amp;&quot;='&quot;&amp;[.D147]&amp;&quot;' -&quot;&amp;[.$E$1]&amp;&quot;='&quot;&amp;[.E147]&amp;&quot;' -&quot;&amp;[.$F$1]&amp;&quot;='&quot;&amp;[.F147]&amp;&quot;' -&quot;&amp;[.$G$1]&amp;&quot;='&quot;&amp;[.G147]&amp;&quot;' -&quot;&amp;[.$H$1]&amp;&quot;='&quot;&amp;[.H147]&amp;&quot;' -&quot;&amp;[.$I$1]&amp;&quot;='&quot;&amp;[.I147]&amp;&quot;' -&quot;&amp;[.$J$1]&amp;&quot;='&quot;&amp;[.J147]&amp;&quot;' -&quot;&amp;[.$K$1]&amp;&quot;='&quot;&amp;[.K147]&amp;&quot;' -&quot;&amp;[.$L$1]&amp;&quot;='&quot;&amp;[.L147]&amp;&quot;' -&quot;&amp;[.$M$1]&amp;&quot;='&quot;&amp;[.M147]&amp;&quot;' -&quot;&amp;[.$N$1]&amp;&quot;='&quot;&amp;[.N147]&amp;&quot;' -&quot;&amp;[.$O$1]&amp;&quot;='&quot;&amp;[.O147]&amp;&quot;' -&quot;&amp;[.$P$1]&amp;&quot;='&quot;&amp;[.P147]&amp;&quot;' -&quot;&amp;[.$Q$1]&amp;&quot;='&quot;&amp;[.Q147]&amp;&quot;' -&quot;&amp;[.$R$1]&amp;&quot;='&quot;&amp;[.R147]&amp;&quot;'&quot;&amp;&quot; -&quot;&amp;[.$S$1]&amp;&quot;='&quot;&amp;[.S147]&amp;&quot;'&quot;&amp;&quot; -&quot;&amp;[.$T$1]&amp;&quot;='&quot;&amp;[.T147]&amp;&quot;'&quot;" office:value-type="string" office:string-value="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" calcext:value-type="string">
            <text:p>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</text:p>
          </table:table-cell>
          <table:table-cell table:style-name="ce2" table:formula="of:=&quot;./combined_ethnicity.perl &quot;&amp;[.U147]&amp;&quot; &gt; ../common/ethnicities/01_&quot;&amp;SUBSTITUTE(SUBSTITUTE([.A147];&quot;/&quot;;&quot;_&quot;);&quot;advanced_&quot;;&quot;&quot;)&amp;&quot;;&quot;" office:value-type="string" office:string-value="./combined_ethnicity.perl 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&gt; ../common/ethnicities/01_basic_melanesid.txt;" calcext:value-type="string">
            <text:p>./combined_ethnicity.perl 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&gt; ../common/ethnicities/01_basic_melanesid.txt;</text:p>
          </table:table-cell>
          <table:table-cell table:number-columns-repeated="3"/>
          <table:table-cell table:style-name="ce2" table:formula="of:=SUM([.N147:.R147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negritid.txt</text:p>
          </table:table-cell>
          <table:table-cell table:style-name="ce6" table:formula="of:=[.A148]" office:value-type="string" office:string-value="basic/negritid.txt" calcext:value-type="string">
            <text:p>basic/negri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148]&amp;&quot;' -&quot;&amp;[.$B$1]&amp;&quot;='&quot;&amp;[.B148]&amp;&quot;' -&quot;&amp;[.$C$1]&amp;&quot;='&quot;&amp;[.C148]&amp;&quot;' -&quot;&amp;[.$D$1]&amp;&quot;='&quot;&amp;[.D148]&amp;&quot;' -&quot;&amp;[.$E$1]&amp;&quot;='&quot;&amp;[.E148]&amp;&quot;' -&quot;&amp;[.$F$1]&amp;&quot;='&quot;&amp;[.F148]&amp;&quot;' -&quot;&amp;[.$G$1]&amp;&quot;='&quot;&amp;[.G148]&amp;&quot;' -&quot;&amp;[.$H$1]&amp;&quot;='&quot;&amp;[.H148]&amp;&quot;' -&quot;&amp;[.$I$1]&amp;&quot;='&quot;&amp;[.I148]&amp;&quot;' -&quot;&amp;[.$J$1]&amp;&quot;='&quot;&amp;[.J148]&amp;&quot;' -&quot;&amp;[.$K$1]&amp;&quot;='&quot;&amp;[.K148]&amp;&quot;' -&quot;&amp;[.$L$1]&amp;&quot;='&quot;&amp;[.L148]&amp;&quot;' -&quot;&amp;[.$M$1]&amp;&quot;='&quot;&amp;[.M148]&amp;&quot;' -&quot;&amp;[.$N$1]&amp;&quot;='&quot;&amp;[.N148]&amp;&quot;' -&quot;&amp;[.$O$1]&amp;&quot;='&quot;&amp;[.O148]&amp;&quot;' -&quot;&amp;[.$P$1]&amp;&quot;='&quot;&amp;[.P148]&amp;&quot;' -&quot;&amp;[.$Q$1]&amp;&quot;='&quot;&amp;[.Q148]&amp;&quot;' -&quot;&amp;[.$R$1]&amp;&quot;='&quot;&amp;[.R148]&amp;&quot;'&quot;&amp;&quot; -&quot;&amp;[.$S$1]&amp;&quot;='&quot;&amp;[.S148]&amp;&quot;'&quot;&amp;&quot; -&quot;&amp;[.$T$1]&amp;&quot;='&quot;&amp;[.T148]&amp;&quot;'&quot;" office:value-type="string" office:string-value="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48]&amp;&quot; &gt; ../common/ethnicities/01_&quot;&amp;SUBSTITUTE(SUBSTITUTE([.A148];&quot;/&quot;;&quot;_&quot;);&quot;advanced_&quot;;&quot;&quot;)&amp;&quot;;&quot;" office:value-type="string" office:string-value="./combined_ethnicity.perl 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asic_negritid.txt;" calcext:value-type="string">
            <text:p>./combined_ethnicity.perl 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asic_negritid.txt;</text:p>
          </table:table-cell>
          <table:table-cell table:number-columns-repeated="3"/>
          <table:table-cell table:style-name="ce2" table:formula="of:=SUM([.N148:.R148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pacifid.txt</text:p>
          </table:table-cell>
          <table:table-cell table:style-name="ce6" table:formula="of:=[.A149]" office:value-type="string" office:string-value="basic/pacifid.txt" calcext:value-type="string">
            <text:p>basic/pacif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jurchen</text:p>
          </table:table-cell>
          <table:table-cell table:style-name="ce2" table:formula="of:=&quot;-&quot;&amp;[.$A$1]&amp;&quot;='&quot;&amp;[.A149]&amp;&quot;' -&quot;&amp;[.$B$1]&amp;&quot;='&quot;&amp;[.B149]&amp;&quot;' -&quot;&amp;[.$C$1]&amp;&quot;='&quot;&amp;[.C149]&amp;&quot;' -&quot;&amp;[.$D$1]&amp;&quot;='&quot;&amp;[.D149]&amp;&quot;' -&quot;&amp;[.$E$1]&amp;&quot;='&quot;&amp;[.E149]&amp;&quot;' -&quot;&amp;[.$F$1]&amp;&quot;='&quot;&amp;[.F149]&amp;&quot;' -&quot;&amp;[.$G$1]&amp;&quot;='&quot;&amp;[.G149]&amp;&quot;' -&quot;&amp;[.$H$1]&amp;&quot;='&quot;&amp;[.H149]&amp;&quot;' -&quot;&amp;[.$I$1]&amp;&quot;='&quot;&amp;[.I149]&amp;&quot;' -&quot;&amp;[.$J$1]&amp;&quot;='&quot;&amp;[.J149]&amp;&quot;' -&quot;&amp;[.$K$1]&amp;&quot;='&quot;&amp;[.K149]&amp;&quot;' -&quot;&amp;[.$L$1]&amp;&quot;='&quot;&amp;[.L149]&amp;&quot;' -&quot;&amp;[.$M$1]&amp;&quot;='&quot;&amp;[.M149]&amp;&quot;' -&quot;&amp;[.$N$1]&amp;&quot;='&quot;&amp;[.N149]&amp;&quot;' -&quot;&amp;[.$O$1]&amp;&quot;='&quot;&amp;[.O149]&amp;&quot;' -&quot;&amp;[.$P$1]&amp;&quot;='&quot;&amp;[.P149]&amp;&quot;' -&quot;&amp;[.$Q$1]&amp;&quot;='&quot;&amp;[.Q149]&amp;&quot;' -&quot;&amp;[.$R$1]&amp;&quot;='&quot;&amp;[.R149]&amp;&quot;'&quot;&amp;&quot; -&quot;&amp;[.$S$1]&amp;&quot;='&quot;&amp;[.S149]&amp;&quot;'&quot;&amp;&quot; -&quot;&amp;[.$T$1]&amp;&quot;='&quot;&amp;[.T149]&amp;&quot;'&quot;" office:value-type="string" office:string-value="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" calcext:value-type="string">
            <text:p>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</text:p>
          </table:table-cell>
          <table:table-cell table:style-name="ce2" table:formula="of:=&quot;./combined_ethnicity.perl &quot;&amp;[.U149]&amp;&quot; &gt; ../common/ethnicities/01_&quot;&amp;SUBSTITUTE(SUBSTITUTE([.A149];&quot;/&quot;;&quot;_&quot;);&quot;advanced_&quot;;&quot;&quot;)&amp;&quot;;&quot;" office:value-type="string" office:string-value="./combined_ethnicity.perl 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&gt; ../common/ethnicities/01_basic_pacifid.txt;" calcext:value-type="string">
            <text:p>./combined_ethnicity.perl 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&gt; ../common/ethnicities/01_basic_pacifid.txt;</text:p>
          </table:table-cell>
          <table:table-cell table:number-columns-repeated="3"/>
          <table:table-cell table:style-name="ce2" table:formula="of:=SUM([.N149:.R149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patagonid.txt</text:p>
          </table:table-cell>
          <table:table-cell table:style-name="ce6" table:formula="of:=[.A150]" office:value-type="string" office:string-value="basic/patagonid.txt" calcext:value-type="string">
            <text:p>basic/patagon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Red</text:p>
          </table:table-cell>
          <table:table-cell table:style-name="ce4" office:value-type="string" calcext:value-type="string">
            <text:p>burmese</text:p>
          </table:table-cell>
          <table:table-cell table:style-name="ce2" table:formula="of:=&quot;-&quot;&amp;[.$A$1]&amp;&quot;='&quot;&amp;[.A150]&amp;&quot;' -&quot;&amp;[.$B$1]&amp;&quot;='&quot;&amp;[.B150]&amp;&quot;' -&quot;&amp;[.$C$1]&amp;&quot;='&quot;&amp;[.C150]&amp;&quot;' -&quot;&amp;[.$D$1]&amp;&quot;='&quot;&amp;[.D150]&amp;&quot;' -&quot;&amp;[.$E$1]&amp;&quot;='&quot;&amp;[.E150]&amp;&quot;' -&quot;&amp;[.$F$1]&amp;&quot;='&quot;&amp;[.F150]&amp;&quot;' -&quot;&amp;[.$G$1]&amp;&quot;='&quot;&amp;[.G150]&amp;&quot;' -&quot;&amp;[.$H$1]&amp;&quot;='&quot;&amp;[.H150]&amp;&quot;' -&quot;&amp;[.$I$1]&amp;&quot;='&quot;&amp;[.I150]&amp;&quot;' -&quot;&amp;[.$J$1]&amp;&quot;='&quot;&amp;[.J150]&amp;&quot;' -&quot;&amp;[.$K$1]&amp;&quot;='&quot;&amp;[.K150]&amp;&quot;' -&quot;&amp;[.$L$1]&amp;&quot;='&quot;&amp;[.L150]&amp;&quot;' -&quot;&amp;[.$M$1]&amp;&quot;='&quot;&amp;[.M150]&amp;&quot;' -&quot;&amp;[.$N$1]&amp;&quot;='&quot;&amp;[.N150]&amp;&quot;' -&quot;&amp;[.$O$1]&amp;&quot;='&quot;&amp;[.O150]&amp;&quot;' -&quot;&amp;[.$P$1]&amp;&quot;='&quot;&amp;[.P150]&amp;&quot;' -&quot;&amp;[.$Q$1]&amp;&quot;='&quot;&amp;[.Q150]&amp;&quot;' -&quot;&amp;[.$R$1]&amp;&quot;='&quot;&amp;[.R150]&amp;&quot;'&quot;&amp;&quot; -&quot;&amp;[.$S$1]&amp;&quot;='&quot;&amp;[.S150]&amp;&quot;'&quot;&amp;&quot; -&quot;&amp;[.$T$1]&amp;&quot;='&quot;&amp;[.T150]&amp;&quot;'&quot;" office:value-type="string" office:string-value="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" calcext:value-type="string">
            <text:p>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</text:p>
          </table:table-cell>
          <table:table-cell table:style-name="ce2" table:formula="of:=&quot;./combined_ethnicity.perl &quot;&amp;[.U150]&amp;&quot; &gt; ../common/ethnicities/01_&quot;&amp;SUBSTITUTE(SUBSTITUTE([.A150];&quot;/&quot;;&quot;_&quot;);&quot;advanced_&quot;;&quot;&quot;)&amp;&quot;;&quot;" office:value-type="string" office:string-value="./combined_ethnicity.perl 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&gt; ../common/ethnicities/01_basic_patagonid.txt;" calcext:value-type="string">
            <text:p>./combined_ethnicity.perl 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&gt; ../common/ethnicities/01_basic_patagonid.txt;</text:p>
          </table:table-cell>
          <table:table-cell table:number-columns-repeated="3"/>
          <table:table-cell table:style-name="ce2" table:formula="of:=SUM([.N150:.R150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sanid.txt</text:p>
          </table:table-cell>
          <table:table-cell table:style-name="ce6" table:formula="of:=[.A151]" office:value-type="string" office:string-value="basic/sanid.txt" calcext:value-type="string">
            <text:p>basic/sa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obo</text:p>
          </table:table-cell>
          <table:table-cell table:style-name="ce2" table:formula="of:=&quot;-&quot;&amp;[.$A$1]&amp;&quot;='&quot;&amp;[.A151]&amp;&quot;' -&quot;&amp;[.$B$1]&amp;&quot;='&quot;&amp;[.B151]&amp;&quot;' -&quot;&amp;[.$C$1]&amp;&quot;='&quot;&amp;[.C151]&amp;&quot;' -&quot;&amp;[.$D$1]&amp;&quot;='&quot;&amp;[.D151]&amp;&quot;' -&quot;&amp;[.$E$1]&amp;&quot;='&quot;&amp;[.E151]&amp;&quot;' -&quot;&amp;[.$F$1]&amp;&quot;='&quot;&amp;[.F151]&amp;&quot;' -&quot;&amp;[.$G$1]&amp;&quot;='&quot;&amp;[.G151]&amp;&quot;' -&quot;&amp;[.$H$1]&amp;&quot;='&quot;&amp;[.H151]&amp;&quot;' -&quot;&amp;[.$I$1]&amp;&quot;='&quot;&amp;[.I151]&amp;&quot;' -&quot;&amp;[.$J$1]&amp;&quot;='&quot;&amp;[.J151]&amp;&quot;' -&quot;&amp;[.$K$1]&amp;&quot;='&quot;&amp;[.K151]&amp;&quot;' -&quot;&amp;[.$L$1]&amp;&quot;='&quot;&amp;[.L151]&amp;&quot;' -&quot;&amp;[.$M$1]&amp;&quot;='&quot;&amp;[.M151]&amp;&quot;' -&quot;&amp;[.$N$1]&amp;&quot;='&quot;&amp;[.N151]&amp;&quot;' -&quot;&amp;[.$O$1]&amp;&quot;='&quot;&amp;[.O151]&amp;&quot;' -&quot;&amp;[.$P$1]&amp;&quot;='&quot;&amp;[.P151]&amp;&quot;' -&quot;&amp;[.$Q$1]&amp;&quot;='&quot;&amp;[.Q151]&amp;&quot;' -&quot;&amp;[.$R$1]&amp;&quot;='&quot;&amp;[.R151]&amp;&quot;'&quot;&amp;&quot; -&quot;&amp;[.$S$1]&amp;&quot;='&quot;&amp;[.S151]&amp;&quot;'&quot;&amp;&quot; -&quot;&amp;[.$T$1]&amp;&quot;='&quot;&amp;[.T151]&amp;&quot;'&quot;" office:value-type="string" office:string-value="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" calcext:value-type="string">
            <text:p>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</text:p>
          </table:table-cell>
          <table:table-cell table:style-name="ce2" table:formula="of:=&quot;./combined_ethnicity.perl &quot;&amp;[.U151]&amp;&quot; &gt; ../common/ethnicities/01_&quot;&amp;SUBSTITUTE(SUBSTITUTE([.A151];&quot;/&quot;;&quot;_&quot;);&quot;advanced_&quot;;&quot;&quot;)&amp;&quot;;&quot;" office:value-type="string" office:string-value="./combined_ethnicity.perl 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basic_sanid.txt;" calcext:value-type="string">
            <text:p>./combined_ethnicity.perl 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basic_sanid.txt;</text:p>
          </table:table-cell>
          <table:table-cell table:number-columns-repeated="3"/>
          <table:table-cell table:style-name="ce2" table:formula="of:=SUM([.N151:.R151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asic/silvid.txt</text:p>
          </table:table-cell>
          <table:table-cell table:style-name="ce6" table:formula="of:=[.A152]" office:value-type="string" office:string-value="basic/silvid.txt" calcext:value-type="string">
            <text:p>basic/silv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jurchen</text:p>
          </table:table-cell>
          <table:table-cell table:style-name="ce2" table:formula="of:=&quot;-&quot;&amp;[.$A$1]&amp;&quot;='&quot;&amp;[.A152]&amp;&quot;' -&quot;&amp;[.$B$1]&amp;&quot;='&quot;&amp;[.B152]&amp;&quot;' -&quot;&amp;[.$C$1]&amp;&quot;='&quot;&amp;[.C152]&amp;&quot;' -&quot;&amp;[.$D$1]&amp;&quot;='&quot;&amp;[.D152]&amp;&quot;' -&quot;&amp;[.$E$1]&amp;&quot;='&quot;&amp;[.E152]&amp;&quot;' -&quot;&amp;[.$F$1]&amp;&quot;='&quot;&amp;[.F152]&amp;&quot;' -&quot;&amp;[.$G$1]&amp;&quot;='&quot;&amp;[.G152]&amp;&quot;' -&quot;&amp;[.$H$1]&amp;&quot;='&quot;&amp;[.H152]&amp;&quot;' -&quot;&amp;[.$I$1]&amp;&quot;='&quot;&amp;[.I152]&amp;&quot;' -&quot;&amp;[.$J$1]&amp;&quot;='&quot;&amp;[.J152]&amp;&quot;' -&quot;&amp;[.$K$1]&amp;&quot;='&quot;&amp;[.K152]&amp;&quot;' -&quot;&amp;[.$L$1]&amp;&quot;='&quot;&amp;[.L152]&amp;&quot;' -&quot;&amp;[.$M$1]&amp;&quot;='&quot;&amp;[.M152]&amp;&quot;' -&quot;&amp;[.$N$1]&amp;&quot;='&quot;&amp;[.N152]&amp;&quot;' -&quot;&amp;[.$O$1]&amp;&quot;='&quot;&amp;[.O152]&amp;&quot;' -&quot;&amp;[.$P$1]&amp;&quot;='&quot;&amp;[.P152]&amp;&quot;' -&quot;&amp;[.$Q$1]&amp;&quot;='&quot;&amp;[.Q152]&amp;&quot;' -&quot;&amp;[.$R$1]&amp;&quot;='&quot;&amp;[.R152]&amp;&quot;'&quot;&amp;&quot; -&quot;&amp;[.$S$1]&amp;&quot;='&quot;&amp;[.S152]&amp;&quot;'&quot;&amp;&quot; -&quot;&amp;[.$T$1]&amp;&quot;='&quot;&amp;[.T152]&amp;&quot;'&quot;" office:value-type="string" office:string-value="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" calcext:value-type="string">
            <text:p>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</text:p>
          </table:table-cell>
          <table:table-cell table:style-name="ce2" table:formula="of:=&quot;./combined_ethnicity.perl &quot;&amp;[.U152]&amp;&quot; &gt; ../common/ethnicities/01_&quot;&amp;SUBSTITUTE(SUBSTITUTE([.A152];&quot;/&quot;;&quot;_&quot;);&quot;advanced_&quot;;&quot;&quot;)&amp;&quot;;&quot;" office:value-type="string" office:string-value="./combined_ethnicity.perl 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&gt; ../common/ethnicities/01_basic_silvid.txt;" calcext:value-type="string">
            <text:p>./combined_ethnicity.perl 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&gt; ../common/ethnicities/01_basic_silvid.txt;</text:p>
          </table:table-cell>
          <table:table-cell table:number-columns-repeated="3"/>
          <table:table-cell table:style-name="ce2" table:formula="of:=SUM([.N152:.R152])" office:value-type="float" office:value="100" calcext:value-type="float">
            <text:p>100</text:p>
          </table:table-cell>
          <table:table-cell table:number-columns-repeated="998"/>
        </table:table-row>
        <table:table-row table:style-name="ro1" table:number-rows-repeated="137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2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95" meta:object-count="0"/>
    <meta:generator>LibreOfficeDev/6.0.5.2$Linux_X86_64 LibreOffice_project/</meta:generator>
  </office:meta>
</office:document-meta>
</file>